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data-style-name="N100">
      <style:table-cell-properties fo:padding-left="0.123cm" fo:padding-right="0.123cm" fo:padding-top="0cm" fo:padding-bottom="0cm" fo:border-left="none" fo:border-right="none" fo:border-top="0.018cm solid #000000" fo:border-bottom="0.018cm solid #000000" style:writing-mode="lr-tb"/>
    </style:style>
    <style:style style:name="Tabelle52.C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style:keep-together="false" fo:keep-together="always" style:use-optimal-row-height="false"/>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9.B1" style:family="table-cell">
      <style:table-cell-properties fo:padding-left="0.053cm" fo:padding-right="0.053cm" fo:padding-top="0cm" fo:padding-bottom="0cm" fo:border-left="none" fo:border-right="none" fo:border-top="0.018cm solid #000000" fo:border-bottom="none" style:writing-mode="lr-tb"/>
    </style:style>
    <style:style style:name="Tabelle4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9.B2" style:family="table-cell">
      <style:table-cell-properties fo:padding-left="0.053cm" fo:padding-right="0.053cm" fo:padding-top="0cm" fo:padding-bottom="0cm" fo:border-left="none" fo:border-right="none" fo:border-top="none" fo:border-bottom="0.018cm solid #000000" style:writing-mode="lr-tb"/>
    </style:style>
    <style:style style:name="Tabelle4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9" style:family="paragraph" style:parent-style-name="Standard" style:list-style-name="WW8Num4">
      <style:paragraph-properties style:snap-to-layout-grid="false"/>
    </style:style>
    <style:style style:name="P60" style:family="paragraph" style:parent-style-name="Standard" style:list-style-name="WW8Num4">
      <style:text-properties style:font-name="Arial" style:font-name-complex="Arial"/>
    </style:style>
    <style:style style:name="P61" style:family="paragraph" style:parent-style-name="Standard" style:list-style-name="WW8Num4">
      <style:paragraph-properties style:snap-to-layout-grid="false"/>
      <style:text-properties style:font-name="Arial" style:font-name-complex="Arial"/>
    </style:style>
    <style:style style:name="P62" style:family="paragraph" style:parent-style-name="Standard" style:list-style-name="WW8Num7">
      <style:text-properties style:font-name="Arial" style:font-name-complex="Arial"/>
    </style:style>
    <style:style style:name="P6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4" style:family="paragraph" style:parent-style-name="Standard" style:list-style-name="WW8Num3">
      <style:paragraph-properties fo:orphans="2" fo:widows="2"/>
      <style:text-properties style:font-name="Arial" style:font-name-complex="Arial"/>
    </style:style>
    <style:style style:name="P65" style:family="paragraph" style:parent-style-name="Standard" style:list-style-name="WW8Num3">
      <style:text-properties style:font-name="Arial" style:font-name-complex="Arial"/>
    </style:style>
    <style:style style:name="P66" style:family="paragraph" style:parent-style-name="Standard" style:list-style-name="WW8Num5">
      <style:text-properties style:font-name="Arial" style:font-name-complex="Ari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8" style:family="paragraph" style:parent-style-name="Standard" style:list-style-name="WW8Num6">
      <style:paragraph-properties fo:orphans="2" fo:widows="2"/>
      <style:text-properties style:font-name="Arial" fo:language="en" fo:country="US" style:font-name-complex="Arial"/>
    </style:style>
    <style:style style:name="P69" style:family="paragraph" style:parent-style-name="Standard" style:list-style-name="WW8Num3">
      <style:paragraph-properties fo:orphans="2" fo:widows="2"/>
      <style:text-properties style:font-name="Arial" fo:language="en" fo:country="US" style:font-name-complex="Arial"/>
    </style:style>
    <style:style style:name="P70"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1"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7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3"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4" style:family="paragraph" style:parent-style-name="Standard" style:list-style-name="WW8Num6">
      <style:text-properties style:font-name="Arial"/>
    </style:style>
    <style:style style:name="P75" style:family="paragraph" style:parent-style-name="Standard" style:list-style-name="WW8Num7">
      <style:text-properties style:font-name="Arial"/>
    </style:style>
    <style:style style:name="P76" style:family="paragraph" style:parent-style-name="Standard" style:list-style-name="WW8Num7">
      <style:text-properties style:font-name="Arial" fo:language="en" fo:country="GB" style:font-name-complex="Arial"/>
    </style:style>
    <style:style style:name="P77"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8" style:family="paragraph" style:parent-style-name="Standard" style:list-style-name="WW8Num3">
      <style:paragraph-properties fo:orphans="2" fo:widows="2"/>
      <style:text-properties style:font-name="Arial" fo:language="en" fo:country="GB" style:font-name-complex="Arial"/>
    </style:style>
    <style:style style:name="P79"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81"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2" style:family="paragraph" style:parent-style-name="Standard" style:list-style-name="WW8Num3">
      <style:paragraph-properties fo:orphans="2" fo:widows="2"/>
    </style:style>
    <style:style style:name="P83"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4"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87"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88" style:family="paragraph" style:parent-style-name="Heading_20_1">
      <style:paragraph-properties fo:text-align="start" style:justify-single-word="false" fo:orphans="2" fo:widows="2"/>
      <style:text-properties fo:font-size="14pt" style:font-size-asian="14pt" style:font-size-complex="14pt"/>
    </style:style>
    <style:style style:name="P89" style:family="paragraph" style:parent-style-name="Heading_20_1">
      <style:paragraph-properties fo:orphans="2" fo:widows="2"/>
    </style:style>
    <style:style style:name="P90" style:family="paragraph" style:parent-style-name="Heading_20_1">
      <style:paragraph-properties fo:margin-left="1.249cm" fo:margin-right="0cm" fo:orphans="2" fo:widows="2" fo:text-indent="-0.249cm" style:auto-text-indent="false">
        <style:tab-stops/>
      </style:paragraph-properties>
    </style:style>
    <style:style style:name="P91" style:family="paragraph" style:parent-style-name="Heading_20_2">
      <style:text-properties fo:font-size="14pt" style:font-size-asian="14pt" style:font-size-complex="14pt"/>
    </style:style>
    <style:style style:name="P92" style:family="paragraph" style:parent-style-name="Heading_20_2">
      <style:paragraph-properties fo:text-align="start" style:justify-single-word="false" fo:orphans="2" fo:widows="2"/>
      <style:text-properties fo:font-size="14pt" style:font-size-asian="14pt" style:font-size-complex="14pt"/>
    </style:style>
    <style:style style:name="P93" style:family="paragraph" style:parent-style-name="Heading_20_2">
      <style:text-properties fo:font-size="14pt" fo:language="en" fo:country="GB" style:font-size-asian="14pt" style:font-size-complex="14pt"/>
    </style:style>
    <style:style style:name="P94"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5" style:family="paragraph" style:parent-style-name="Heading_20_2">
      <style:paragraph-properties fo:text-align="start" style:justify-single-word="false" fo:orphans="2" fo:widows="2"/>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T15" style:family="text">
      <style:text-properties fo:language="en" fo:country="GB" style:font-name-complex="Arial"/>
    </style:style>
    <style:style style:name="T16" style:family="text">
      <style:text-properties fo:language="en" fo:country="US"/>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tab/>München, 9.10.2019</text:p>
      <text:p text:style-name="P3"/>
      <text:h text:style-name="P90"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8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1389706287668296495" text:style-name="WW8Num4">
              <text:list-item>
                <text:p text:style-name="P59"><text:span text:style-name="Absatz-Standardschriftart"><text:span text:style-name="T11">Java EE Full Stack Entwickler</text:span></text:span></text:p>
              </text:list-item>
              <text:list-item>
                <text:p text:style-name="P61">Verteilte Java EE Anwendungen</text:p>
              </text:list-item>
              <text:list-item>
                <text:p text:style-name="P61">Microservices Architekturen in der Cloud</text:p>
              </text:list-item>
              <text:list-item>
                <text:p text:style-name="P61">REST API Webservices</text:p>
              </text:list-item>
              <text:list-item>
                <text:p text:style-name="P60">Technologien: Angular, ReactJs, Wicket, Spring, JSP, <text:s/>JPA</text:p>
              </text:list-item>
              <text:list-item>
                <text:p text:style-name="P60">Kubernetes, Docker</text:p>
              </text:list-item>
              <text:list-item>
                <text:p text:style-name="P60">Webanwendungen und E-Commerce</text:p>
              </text:list-item>
              <text:list-item>
                <text:p text:style-name="P61">Analyse und Design mit UML, OOA&amp;D</text:p>
              </text:list-item>
              <text:list-item>
                <text:p text:style-name="P60">Senior Developer, Architekt</text:p>
              </text:list-item>
              <text:list-item>
                <text:p text:style-name="P60">JavaScript, ES6, HTML5 und CSS</text:p>
              </text:list-item>
              <text:list-item>
                <text:p text:style-name="P60"><text:soft-page-break/>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0">Für längerfristige Projekte stehe ich </text:span></text:span><text:span text:style-name="Absatz-Standardschriftart"><text:span text:style-name="T4">ab 1.12.2019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95,- € / Stunde</text:p>
            <text:p text:style-name="P5"/>
          </table:table-cell>
        </table:table-row>
      </table:table>
      <text:p text:style-name="P2"/>
      <text:p text:style-name="P4"/>
      <text:h text:style-name="P88" text:outline-level="1">Bisherige Projekte:</text:h>
      <text:p text:style-name="P14"/>
      <text:h text:style-name="P91" text:outline-level="2"/>
      <text:h text:style-name="P91" text:outline-level="2">Digital Marketplace - G2M</text:h>
      <text:p text:style-name="P5"/>
      <text:p text:style-name="P5"><text:bookmark-start text:name="__DdeLink__6749_80361328911"/>Branche: <text:tab/>Nachrichtentechnik</text:p>
      <text:p text:style-name="P5"/>
      <text:p text:style-name="P4">Referenz:<text:tab/>Fa. Rohde &amp; Schwarz in München</text:p>
      <text:p text:style-name="P4"><text:tab/><text:tab/>Ansprechpartner Herr Patrick Bauriedl, Herr Christoph Maurer</text:p>
      <text:p text:style-name="P43"><text:span text:style-name="Internet_20_link"><text:span text:style-name="T11">http://www.rohde-schwarz.com</text:span></text:span></text:p>
      <text:p text:style-name="P44"><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Von</text:p>
          </table:table-cell>
          <table:table-cell table:style-name="Tabelle52.B1" office:value-type="float" office:value="43739">
            <text:p text:style-name="P6">10/2019</text:p>
          </table:table-cell>
          <table:table-cell table:style-name="Tabelle52.C1" office:value-type="string">
            <text:p text:style-name="P6">-</text:p>
          </table:table-cell>
          <table:table-cell table:style-name="Tabelle52.C1" office:value-type="string">
            <text:p text:style-name="P6"/>
          </table:table-cell>
          <table:table-cell table:style-name="Tabelle52.C1" office:value-type="string">
            <text:p text:style-name="P6">Mit</text:p>
          </table:table-cell>
          <table:table-cell table:style-name="Tabelle52.F1" office:value-type="string">
            <text:p text:style-name="P6"><text:s/>Monate</text:p>
          </table:table-cell>
        </table:table-row>
      </table:table>
      <text:p text:style-name="P16"/>
      <text:list xml:id="list722497637289752417" text:style-name="WW8Num7">
        <text:list-item>
          <text:p text:style-name="P67">Full Stack Developer</text:p>
        </text:list-item>
        <text:list-item>
          <text:p text:style-name="P67">Entwicklung von Digital Marketplace Anwendungen</text:p>
        </text:list-item>
        <text:list-item>
          <text:p text:style-name="P67">WebShop Entwicklung mit Angular und NodeJs</text:p>
        </text:list-item>
        <text:list-item>
          <text:p text:style-name="P67">Backend und Frontend mit TypeScript und JavaScript</text:p>
        </text:list-item>
        <text:list-item>
          <text:p text:style-name="P67">Packet Manager npm und yarn</text:p>
        </text:list-item>
        <text:list-item>
          <text:p text:style-name="P67">Azure Cloud basierte PaaS</text:p>
        </text:list-item>
        <text:list-item>
          <text:p text:style-name="P67">Docker basisierte MicroServices</text:p>
        </text:list-item>
        <text:list-item>
          <text:p text:style-name="P67">Docker Compose multi-container Lösungen</text:p>
        </text:list-item>
        <text:list-item>
          <text:p text:style-name="P67">Harbor Registry für Docker images</text:p>
        </text:list-item>
        <text:list-item>
          <text:p text:style-name="P67">Git Hooks mit Husky</text:p>
        </text:list-item>
        <text:list-item>
          <text:p text:style-name="P67">Red Hat OpenShift Web Console und Kubernetes</text:p>
        </text:list-item>
        <text:list-item>
          <text:p text:style-name="P67">OKD OpenShift Kubernetes distribution</text:p>
        </text:list-item>
        <text:list-item>
          <text:p text:style-name="P67">Administration des OpenShift Clusters</text:p>
        </text:list-item>
        <text:list-item>
          <text:p text:style-name="P67">OC und Kubectl CLI Befehle</text:p>
        </text:list-item>
        <text:list-item>
          <text:p text:style-name="P67">Template.yaml OpenShift Deployment Configs</text:p>
        </text:list-item>
        <text:list-item>
          <text:p text:style-name="P67">Azure Service Bus für asynchrones Messaging</text:p>
        </text:list-item>
        <text:list-item>
          <text:p text:style-name="P67">REST API Routen mit Versionierung</text:p>
        </text:list-item>
        <text:list-item>
          <text:p text:style-name="P67">Authentifizierung über SAML Service</text:p>
        </text:list-item>
        <text:list-item>
          <text:p text:style-name="P67">GitLab Repository Verwaltung</text:p>
        </text:list-item>
        <text:list-item>
          <text:p text:style-name="P67">JWT JSON Web Token Security Claims</text:p>
        </text:list-item>
        <text:list-item>
          <text:p text:style-name="P67">Non SQL Datenbank MongoDB</text:p>
        </text:list-item>
        <text:list-item>
          <text:p text:style-name="P67">Deployment und Konfiguration als Code mit Jenkinsfile Pipeline</text:p>
        </text:list-item>
        <text:list-item>
          <text:p text:style-name="P67">CI/CD Pipeline</text:p>
        </text:list-item>
        <text:list-item>
          <text:p text:style-name="P67">Distributed Tracing, OpenTracing</text:p>
        </text:list-item>
        <text:list-item>
          <text:p text:style-name="P67">OWASP und Lizence checks</text:p>
        </text:list-item>
        <text:list-item>
          <text:p text:style-name="P67">CSS Styles und Html Templates</text:p>
        </text:list-item>
        <text:list-item>
          <text:p text:style-name="P67">Jasmine, Karma und Robot Tests</text:p>
        </text:list-item>
        <text:list-item>
          <text:p text:style-name="P67">Test mit Robot Framework und RIDE Suiten</text:p>
        </text:list-item>
        <text:list-item>
          <text:p text:style-name="P67">Python Scripte für Test Automatisierung</text:p>
        </text:list-item>
        <text:list-item>
          <text:p text:style-name="P67">Sonar und Checkstlye Coverage</text:p>
          <text:p text:style-name="P71"/>
          <text:p text:style-name="P71"><text:soft-page-break/>Tätigkeit:</text:p>
          <text:p text:style-name="P71"/>
        </text:list-item>
        <text:list-item>
          <text:p text:style-name="P67">Dev und DevOps Tätigkeiten</text:p>
        </text:list-item>
        <text:list-item>
          <text:p text:style-name="P67">Entwicklung eines generischen Webshops</text:p>
        </text:list-item>
        <text:list-item>
          <text:p text:style-name="P67">Erweiterbarkeit des Shops um technische Cloud Produkte</text:p>
        </text:list-item>
        <text:list-item>
          <text:p text:style-name="P67">Go-2-Market Anwendungen - G2M</text:p>
        </text:list-item>
        <text:list-item>
          <text:p text:style-name="P67">Identity und Access Management</text:p>
        </text:list-item>
        <text:list-item>
          <text:p text:style-name="P67">Remote Kommunikation über GotoMeeting und Skype</text:p>
        </text:list-item>
        <text:list-item>
          <text:p text:style-name="P67">Agile, remote Scrum Team</text:p>
        </text:list-item>
        <text:list-item>
          <text:p text:style-name="P67">Grooming, Planning, Retrospektive</text:p>
        </text:list-item>
        <text:list-item>
          <text:p text:style-name="P70">Projekt Sprache Englisch</text:p>
        </text:list-item>
      </text:list>
      <text:p text:style-name="P27"/>
      <text:p text:style-name="P53"/>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Realisiert unter:</text:p>
          </table:table-cell>
          <table:table-cell table:style-name="Tabelle53.B1" office:value-type="string">
            <text:p text:style-name="P32">Betriebsysteme</text:p>
            <text:p text:style-name="P31">Datenbanken</text:p>
          </table:table-cell>
          <table:table-cell table:style-name="Tabelle53.C1" office:value-type="string">
            <text:p text:style-name="P32">Azure Cloud, Windows, Linux, Ubuntu KDE</text:p>
            <text:p text:style-name="P31">MongoDB, CosmosDB, mySQL</text:p>
          </table:table-cell>
        </table:table-row>
        <table:table-row table:style-name="Tabelle53.2">
          <table:table-cell table:style-name="Tabelle53.A2" office:value-type="string">
            <text:p text:style-name="P33"/>
          </table:table-cell>
          <table:table-cell table:style-name="Tabelle53.B2" office:value-type="string">
            <text:p text:style-name="P32">Entwicklungsumgebung</text:p>
            <text:p text:style-name="P31">Tools</text:p>
          </table:table-cell>
          <table:table-cell table:style-name="Tabelle53.C2" office:value-type="string">
            <text:p text:style-name="P21">Red Hat OpenShift, Azure, MongoDB, Docker, Visual Studio Code, Notepad++, Citrix, Chrome DevTools, TypeScript, </text:p>
            <text:p text:style-name="P21">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text:p>
          </table:table-cell>
        </table:table-row>
      </table:table>
      <text:p text:style-name="P15"/>
      <text:p text:style-name="P25"/>
      <text:p text:style-name="P25"/>
      <text:h text:style-name="P91"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Erik Bergjohann, Frau Elena Thiel</text:p>
      <text:p text:style-name="P43"><text:span text:style-name="Internet_20_link"><text:span text:style-name="T11">http://www.siemens.com</text:span></text:span></text:p>
      <text:p text:style-name="P44"><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16"/>
      <text:list xml:id="list31333039" text:continue-numbering="true" text:style-name="WW8Num7">
        <text:list-item>
          <text:p text:style-name="P67">Full Stack Developer</text:p>
        </text:list-item>
        <text:list-item>
          <text:p text:style-name="P67">Implementierung von Spring Microservices</text:p>
        </text:list-item>
        <text:list-item>
          <text:p text:style-name="P67">Spring Eureka Multi Instanz Architektur</text:p>
        </text:list-item>
        <text:list-item>
          <text:p text:style-name="P67">Spring Boot und Spring Batch Applikationen</text:p>
        </text:list-item>
        <text:list-item>
          <text:p text:style-name="P67">Spring Core, Security</text:p>
        </text:list-item>
        <text:list-item>
          <text:p text:style-name="P67">Spring Cloud Netflix, Eureka, MVC, Thymeleaf</text:p>
        </text:list-item>
        <text:list-item>
          <text:p text:style-name="P80">RESTful Spring Controller</text:p>
        </text:list-item>
        <text:list-item>
          <text:p text:style-name="P67">Angular Frontend Weiterentwicklung</text:p>
        </text:list-item>
        <text:list-item>
          <text:p text:style-name="P67">Npm und NodeJs</text:p>
        </text:list-item>
        <text:list-item>
          <text:p text:style-name="P67">Java und JavaScript</text:p>
        </text:list-item>
        <text:list-item>
          <text:p text:style-name="P67">Reactive Programmung mit Typescript</text:p>
        </text:list-item>
        <text:list-item>
          <text:p text:style-name="P67">Json und yml Daten Formate</text:p>
        </text:list-item>
        <text:list-item>
          <text:p text:style-name="P67">Umfangreiche DevOps Tätigkeiten</text:p>
        </text:list-item>
        <text:list-item>
          <text:p text:style-name="P67">Jenkins Release Pipeline über Jenkinsfile</text:p>
        </text:list-item>
        <text:list-item>
          <text:p text:style-name="P67">Groovy Scripte für DevOps</text:p>
        </text:list-item>
        <text:list-item>
          <text:p text:style-name="P67">Java 8 Functional Programming</text:p>
        </text:list-item>
        <text:list-item>
          <text:p text:style-name="P67">JWT (JSON Web Token) für Microservices</text:p>
        </text:list-item>
        <text:list-item>
          <text:p text:style-name="P67">Maven Multi Module Projekte</text:p>
        </text:list-item>
        <text:list-item>
          <text:p text:style-name="P67">Artifactory Repository Administration für das Deployment</text:p>
        </text:list-item>
        <text:list-item>
          <text:p text:style-name="P67"><text:soft-page-break/>Svn to Git Migration</text:p>
        </text:list-item>
        <text:list-item>
          <text:p text:style-name="P67">Einführung des Git-flow Workflows mit GitLab</text:p>
        </text:list-item>
        <text:list-item>
          <text:p text:style-name="P67">In-memory data grid Performance Optimierungen</text:p>
        </text:list-item>
        <text:list-item>
          <text:p text:style-name="P67">XSS Cross Site Filter für Tomcat</text:p>
        </text:list-item>
        <text:list-item>
          <text:p text:style-name="P67">PKI Infrastruktur</text:p>
        </text:list-item>
        <text:list-item>
          <text:p text:style-name="P67">Public Key, private Key Kommunikation</text:p>
        </text:list-item>
        <text:list-item>
          <text:p text:style-name="P67">One Time Password - OTP</text:p>
        </text:list-item>
        <text:list-item>
          <text:p text:style-name="P67">Single Sign On - SSO</text:p>
        </text:list-item>
        <text:list-item>
          <text:p text:style-name="P67">Security Assertion Markup Language - SAML</text:p>
        </text:list-item>
        <text:list-item>
          <text:p text:style-name="P67">DirX und LDAP lookup</text:p>
        </text:list-item>
        <text:list-item>
          <text:p text:style-name="P67">Windows Active Directory Anbindung</text:p>
        </text:list-item>
        <text:list-item>
          <text:p text:style-name="P67">Apache Load balancing</text:p>
        </text:list-item>
        <text:list-item>
          <text:p text:style-name="P67">Tomcat Web Applikationen</text:p>
        </text:list-item>
        <text:list-item>
          <text:p text:style-name="P67">Shell Script Programmierung</text:p>
        </text:list-item>
        <text:list-item>
          <text:p text:style-name="P67">Sonar für statische Code Analyse</text:p>
        </text:list-item>
        <text:list-item>
          <text:p text:style-name="P67">OWASP Security Findings</text:p>
        </text:list-item>
        <text:list-item>
          <text:p text:style-name="P67">HTML5, CSS</text:p>
        </text:list-item>
        <text:list-item>
          <text:p text:style-name="P67">Spikes für Kotlin und Scala</text:p>
        </text:list-item>
      </text:list>
      <text:p text:style-name="P26"/>
      <text:p text:style-name="P47">Tätigkeit:</text:p>
      <text:p text:style-name="P47"/>
      <text:list xml:id="list31324303" text:continue-numbering="true" text:style-name="WW8Num7">
        <text:list-item>
          <text:p text:style-name="P83">Kundenaccounts mit Single Sign On</text:p>
        </text:list-item>
        <text:list-item>
          <text:p text:style-name="P83">Authentifizierung / Authorisierung</text:p>
        </text:list-item>
        <text:list-item>
          <text:p text:style-name="P83">Segregation Of Duties - SoD</text:p>
        </text:list-item>
        <text:list-item>
          <text:p text:style-name="P83">Agile Story Planung mit JIRA</text:p>
        </text:list-item>
        <text:list-item>
          <text:p text:style-name="P83">Smartcard PKI Login</text:p>
        </text:list-item>
        <text:list-item>
          <text:p text:style-name="P83">Secure Coding</text:p>
        </text:list-item>
        <text:list-item>
          <text:p text:style-name="P83">Protection Requirements Assessment PRA</text:p>
        </text:list-item>
        <text:list-item>
          <text:p text:style-name="P83">Benutzer Stammdaten Verwaltung</text:p>
        </text:list-item>
        <text:list-item>
          <text:p text:style-name="P83">2-Factor Authentication</text:p>
        </text:list-item>
        <text:list-item>
          <text:p text:style-name="P83">Prozess Definitionen</text:p>
        </text:list-item>
        <text:list-item>
          <text:p text:style-name="P83">Koordination und Bug Tracking</text:p>
        </text:list-item>
        <text:list-item>
          <text:p text:style-name="P83">Agile Development mit Scrum und Kanban</text:p>
        </text:list-item>
        <text:list-item>
          <text:p text:style-name="P83">Grooming, Planning, Retrospektive</text:p>
        </text:list-item>
        <text:list-item>
          <text:p text:style-name="P83">Remote Kommunikation über Circuit</text:p>
        </text:list-item>
        <text:list-item>
          <text:p text:style-name="P83">Projekt Sprache Englisch</text:p>
        </text:list-item>
        <text:list-item>
          <text:p text:style-name="P83">Teilweise remote Team</text:p>
          <text:p text:style-name="P87"/>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1">Visual Studio Code, Eclipse, STS, Java, <text:span text:style-name="T16">Kotlin</text:span><text:span text:style-name="T16">,</text:span><text:span text:style-name="T16">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91" text:outline-level="2">Finanzportal für öffentliche Finanzierung<text:bookmark-start text:name="__DdeLink__6745_803613289"/><text:bookmark-start text:name="__DdeLink__6751_803613289"/><text:bookmark text:name="__DdeLink__3460_1346662106"/><text:bookmark text:name="__DdeLink__3457_1346662106"/> - PIF<text:bookmark-end text:name="__DdeLink__6745_803613289"/><text:bookmark-end text:name="__DdeLink__6751_803613289"/></text:h>
      <text:p text:style-name="P5"/>
      <text:p text:style-name="P5"><text:bookmark-start text:name="__DdeLink__6749_803613289"/>Branche: <text:tab/>Bank, Fintech</text:p>
      <text:p text:style-name="P5"><text:soft-page-break/></text:p>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1">http://</text:span></text:span></text:a><text:bookmark-start text:name="__DdeLink__3357_710710521"/><text:a xlink:type="simple" xlink:href="http://www.pfandbriefbank.com/" text:style-name="Internet_20_link" text:visited-style-name="Visited_20_Internet_20_Link"><text:span text:style-name="Internet_20_link"><text:span text:style-name="T11">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1">m</text:span></text:span></text:a></text:p>
      <text:p text:style-name="P43"><text:span text:style-name="Internet_20_link"><text:span text:style-name="T11">https://www.capveriant.com</text:span></text:span></text:p>
      <text:p text:style-name="P44"><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31319727" text:continue-numbering="true" text:style-name="WW8Num7">
        <text:list-item>
          <text:p text:style-name="P67">Full Stack Entwicklung</text:p>
        </text:list-item>
        <text:list-item>
          <text:p text:style-name="P67">Java Microservices Architektur</text:p>
        </text:list-item>
        <text:list-item>
          <text:p text:style-name="P67">Spring Boot, Spring Data</text:p>
        </text:list-item>
        <text:list-item>
          <text:p text:style-name="P67">Java, JavaScript</text:p>
        </text:list-item>
        <text:list-item>
          <text:p text:style-name="P67">Single Page Applikation</text:p>
        </text:list-item>
        <text:list-item>
          <text:p text:style-name="P67">Angular Webentwicklung</text:p>
        </text:list-item>
        <text:list-item>
          <text:p text:style-name="P67">RESTful Schnittstelle</text:p>
        </text:list-item>
        <text:list-item>
          <text:p text:style-name="P67">Frontend Tests mit Protractor</text:p>
        </text:list-item>
        <text:list-item>
          <text:p text:style-name="P67">JUnit Tests mit Karma</text:p>
        </text:list-item>
        <text:list-item>
          <text:p text:style-name="P67">Paket Manager npm</text:p>
        </text:list-item>
        <text:list-item>
          <text:p text:style-name="P67">Node.js non-blocking Runtime Engine</text:p>
        </text:list-item>
        <text:list-item>
          <text:p text:style-name="P67">Verteilte Versionsverwaltung mit Git </text:p>
        </text:list-item>
        <text:list-item>
          <text:p text:style-name="P67">Azure Cloud Lösungen</text:p>
        </text:list-item>
        <text:list-item>
          <text:p text:style-name="P67">Automatisierte ARM Templates</text:p>
        </text:list-item>
        <text:list-item>
          <text:p text:style-name="P67">Azure Storage Account</text:p>
        </text:list-item>
        <text:list-item>
          <text:p text:style-name="P67">Azure KeyVault Zertifikate</text:p>
        </text:list-item>
        <text:list-item>
          <text:p text:style-name="P67">Powershell Azure Scripte</text:p>
        </text:list-item>
        <text:list-item>
          <text:p text:style-name="P67">Aufsetzen der VSTS Build Pipeline</text:p>
        </text:list-item>
        <text:list-item>
          <text:p text:style-name="P67">Automatisierte Deployments mit VSTS</text:p>
        </text:list-item>
        <text:list-item>
          <text:p text:style-name="P67">VSTS für Vorgangssteuerung/Tacking</text:p>
        </text:list-item>
        <text:list-item>
          <text:p text:style-name="P67">Mehrsprachigkeit der Anwendung</text:p>
        </text:list-item>
        <text:list-item>
          <text:p text:style-name="P67">Automatisierter E-Mail Versand</text:p>
        </text:list-item>
        <text:list-item>
          <text:p text:style-name="P67">SSL/HTTPS Zertifikate</text:p>
        </text:list-item>
        <text:list-item>
          <text:p text:style-name="P67">YAML und JSON Datenformate</text:p>
        </text:list-item>
        <text:list-item>
          <text:p text:style-name="P67">JSON Web Token JWT</text:p>
        </text:list-item>
        <text:list-item>
          <text:p text:style-name="P67">Security Access Token</text:p>
        </text:list-item>
        <text:list-item>
          <text:p text:style-name="P67">PaaS, SaaS as a Service</text:p>
        </text:list-item>
        <text:list-item>
          <text:p text:style-name="P67">Kubernetes Container basierendes Deployment</text:p>
        </text:list-item>
        <text:list-item>
          <text:p text:style-name="P67">Docker für Container Virtualisierung</text:p>
        </text:list-item>
        <text:list-item>
          <text:p text:style-name="P67">MsSQL Docker Image Erstellung</text:p>
        </text:list-item>
        <text:list-item>
          <text:p text:style-name="P67">Transact-SQL (T-SQL) Scripte</text:p>
        </text:list-item>
        <text:list-item>
          <text:p text:style-name="P67">Daten Migration mit Flyway</text:p>
        </text:list-item>
        <text:list-item>
          <text:p text:style-name="P67">Maven Build Management</text:p>
        </text:list-item>
        <text:list-item>
          <text:p text:style-name="P67">DevOps Tätigkeiten</text:p>
        </text:list-item>
        <text:list-item>
          <text:p text:style-name="P67">Bash shell und Unix Scripte</text:p>
        </text:list-item>
        <text:list-item>
          <text:p text:style-name="P67">Spike für Scala</text:p>
        </text:list-item>
      </text:list>
      <text:p text:style-name="P15"/>
      <text:p text:style-name="P47">Tätigkeit:</text:p>
      <text:p text:style-name="P49"/>
      <text:list xml:id="list7938744948114187704" text:style-name="WW8Num6">
        <text:list-item>
          <text:p text:style-name="P68">Finanzportal für öffentliche Finanzierung</text:p>
        </text:list-item>
        <text:list-item>
          <text:p text:style-name="P68">Öffentliche Ausschreibung von Kreditvergaben für Gemeinden und Investoren</text:p>
        </text:list-item>
        <text:list-item>
          <text:p text:style-name="P68">Komplette Neuentwicklung mit verteiltem Team</text:p>
        </text:list-item>
        <text:list-item>
          <text:p text:style-name="P68">Agile Development mit Scrum und Kanban</text:p>
        </text:list-item>
        <text:list-item>
          <text:p text:style-name="P68">Grooming, Planning, Retrospektive</text:p>
        </text:list-item>
        <text:list-item>
          <text:p text:style-name="P68">Remote Kommunikation über TeamViewer, Skype, Slack</text:p>
        </text:list-item>
        <text:list-item>
          <text:p text:style-name="P68">Projekt Sprache Englisch</text:p>
        </text:list-item>
        <text:list-item>
          <text:p text:style-name="P68">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text:soft-page-break/>Datenbanken</text:p>
          </table:table-cell>
          <table:table-cell table:style-name="Tabelle49.C1" office:value-type="string">
            <text:p text:style-name="P32">Windows, Linux</text:p>
            <text:p text:style-name="P31"><text:soft-page-break/>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6">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5"/>
      <text:p text:style-name="P15"/>
      <text:h text:style-name="P91"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4"/>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31342859" text:continue-list="list31319727" text:style-name="WW8Num7">
        <text:list-item>
          <text:p text:style-name="P72">Microservices Architektur<text:bookmark-end text:name="__DdeLink__3371_803613289"/></text:p>
        </text:list-item>
        <text:list-item>
          <text:p text:style-name="P72">Frontend Entwicklung mit ReactJs</text:p>
        </text:list-item>
        <text:list-item>
          <text:p text:style-name="P72">Backend Entwicklung mit Spring 4 und Java 8</text:p>
        </text:list-item>
        <text:list-item>
          <text:p text:style-name="P72">Implementierung einer Single Page Applikation</text:p>
        </text:list-item>
        <text:list-item>
          <text:p text:style-name="P72">Workflow Implementierung für Statemachine</text:p>
        </text:list-item>
        <text:list-item>
          <text:p text:style-name="P72">Redux Datastore Anbindung</text:p>
        </text:list-item>
        <text:list-item>
          <text:p text:style-name="P72">REST Kommunikation</text:p>
        </text:list-item>
        <text:list-item>
          <text:p text:style-name="P72">Ajax und Promises Callback Kommunikation</text:p>
        </text:list-item>
        <text:list-item>
          <text:p text:style-name="P72"><text:span text:style-name="T15">Node.js</text:span> und npm Entwicklung</text:p>
        </text:list-item>
        <text:list-item>
          <text:p text:style-name="P72">Websocket Endpoint Messaging</text:p>
        </text:list-item>
        <text:list-item>
          <text:p text:style-name="P72">EsLint für Codequalität</text:p>
        </text:list-item>
        <text:list-item>
          <text:p text:style-name="P72">Implementierung von transaktionalen Spring Komponenten</text:p>
        </text:list-item>
        <text:list-item>
          <text:p text:style-name="P72">Persistierung mit Hibernate</text:p>
        </text:list-item>
        <text:list-item>
          <text:p text:style-name="P72">Daten Migration</text:p>
        </text:list-item>
        <text:list-item>
          <text:p text:style-name="P72">SCM mit Git und Gogs</text:p>
        </text:list-item>
        <text:list-item>
          <text:p text:style-name="P72">Unit und Integration Tests</text:p>
        </text:list-item>
        <text:list-item>
          <text:p text:style-name="P72">Jenkins Build Überwachung</text:p>
        </text:list-item>
        <text:list-item>
          <text:p text:style-name="P72">JBoss, Wildfly Application Server</text:p>
        </text:list-item>
        <text:list-item>
          <text:p text:style-name="P72">Gradle und Maven Build Control</text:p>
        </text:list-item>
      </text:list>
      <text:p text:style-name="P7"/>
      <text:p text:style-name="P13"/>
      <text:p text:style-name="P47">Tätigkeit:</text:p>
      <text:p text:style-name="P49"/>
      <text:list xml:id="list31313932" text:continue-list="list7938744948114187704" text:style-name="WW8Num6">
        <text:list-item>
          <text:p text:style-name="P74">Logistik für Betriebshof Optimierung</text:p>
        </text:list-item>
        <text:list-item>
          <text:p text:style-name="P74">Fuhrpark Steuerung flow</text:p>
        </text:list-item>
        <text:list-item>
          <text:p text:style-name="P74">Ablaufsteuerung mit Workflow Engine, Zustandsautomat, Statemaschine</text:p>
        </text:list-item>
        <text:list-item>
          <text:p text:style-name="P74">RFID Erkennung</text:p>
        </text:list-item>
        <text:list-item>
          <text:p text:style-name="P74">Überwachung Zugangskontrolle</text:p>
        </text:list-item>
        <text:list-item>
          <text:p text:style-name="P74"><text:soft-page-break/>Certified Scrum Master PSM</text:p>
        </text:list-item>
        <text:list-item>
          <text:p text:style-name="P74">Verteilte Teams, Nearshoring</text:p>
        </text:list-item>
        <text:list-item>
          <text:p text:style-name="P74">JIRA, Confluence</text:p>
        </text:list-item>
        <text:list-item>
          <text:p text:style-name="P74">Skype, TeamViewer</text:p>
        </text:list-item>
        <text:list-item>
          <text:p text:style-name="P74">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25"><text:bookmark-end text:name="__DdeLink__3450_1346662106"/></text:p>
      <text:p text:style-name="P15"/>
      <text:h text:style-name="P91" text:outline-level="2">KFZ Tarifrechner für Oldtimer - ANDIE</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1">http://www.aioinissaydowa.eu</text:span></text:span></text:p>
      <text:p text:style-name="P44"/>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31319115" text:continue-list="list31342859" text:style-name="WW8Num7">
        <text:list-item>
          <text:p text:style-name="P72">Angular Frontend Entwicklung</text:p>
        </text:list-item>
        <text:list-item>
          <text:p text:style-name="P72">Spring Backend Entwicklung</text:p>
        </text:list-item>
        <text:list-item>
          <text:p text:style-name="P72">Entwicklung mit Java 8 Sprachfeatures</text:p>
        </text:list-item>
        <text:list-item>
          <text:p text:style-name="P72">REST Aufruf Schnittstelle mit Promises und Observables</text:p>
        </text:list-item>
        <text:list-item>
          <text:p text:style-name="P72">Asynchrone Client/Server Kommunikation mit Callbacks</text:p>
        </text:list-item>
        <text:list-item>
          <text:p text:style-name="P72">Cross-Origin Resource Sharing (CORS) Implementierung mit Spring</text:p>
        </text:list-item>
        <text:list-item>
          <text:p text:style-name="P72">Protection gegen Cross Side Scripting (CSRF) mit Spring</text:p>
        </text:list-item>
        <text:list-item>
          <text:p text:style-name="P72">Grunt und Maven als Build Tool</text:p>
        </text:list-item>
        <text:list-item>
          <text:p text:style-name="P72">Projekt Modularisierung in Node.js, npm Submodule</text:p>
        </text:list-item>
        <text:list-item>
          <text:p text:style-name="P72">JSON und YAML Datei Formate</text:p>
        </text:list-item>
        <text:list-item>
          <text:p text:style-name="P72">Verwendung von HTML5 und CSS</text:p>
        </text:list-item>
        <text:list-item>
          <text:p text:style-name="P72">Protractor E2E Tests</text:p>
        </text:list-item>
        <text:list-item>
          <text:p text:style-name="P72">Jasmine Test Framework</text:p>
        </text:list-item>
        <text:list-item>
          <text:p text:style-name="P72">Selenium Web Driver Tests mit PhantomJS</text:p>
        </text:list-item>
        <text:list-item>
          <text:p text:style-name="P72">Oracle VirtualBox für Vagrant Virtualisierung</text:p>
        </text:list-item>
        <text:list-item>
          <text:p text:style-name="P72">Migration mit Postgre Datenbank Scripts</text:p>
        </text:list-item>
      </text:list>
      <text:p text:style-name="P7"/>
      <text:p text:style-name="P13"/>
      <text:p text:style-name="P47"><text:bookmark-start text:name="__DdeLink__3448_1346662106"/>Tätigkeit:</text:p>
      <text:p text:style-name="P49"/>
      <text:list xml:id="list31314303" text:continue-list="list31313932" text:style-name="WW8Num6">
        <text:list-item>
          <text:p text:style-name="P74"><text:bookmark-start text:name="__DdeLink__3446_1346662106"/>Komplette Neuentwicklung in kleinem Team<text:bookmark-end text:name="__DdeLink__3448_1346662106"/></text:p>
        </text:list-item>
        <text:list-item>
          <text:p text:style-name="P74">Tarifberechnung von KFZ Versicherungen für Endkunden</text:p>
        </text:list-item>
        <text:list-item>
          <text:p text:style-name="P74">Kunden Registrierung mit Double-Opt-in</text:p>
        </text:list-item>
        <text:list-item>
          <text:p text:style-name="P74">Automatisierter E-Mail Versand</text:p>
        </text:list-item>
        <text:list-item>
          <text:p text:style-name="P74"><text:soft-page-break/>Confluence, Jira für Vorgangssteuerung</text:p>
        </text:list-item>
        <text:list-item>
          <text:p text:style-name="P74">Umsetzung im Scrum Team</text:p>
        </text:list-item>
        <text:list-item>
          <text:p text:style-name="P74">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91"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4"/>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31326980" text:continue-list="list31319115" text:style-name="WW8Num7">
        <text:list-item>
          <text:p text:style-name="P72">EJB Backend</text:p>
        </text:list-item>
        <text:list-item>
          <text:p text:style-name="P72">Migration von EJB 2.1 nach EJB 3.0</text:p>
        </text:list-item>
        <text:list-item>
          <text:p text:style-name="P72">Webservice REST Client/Server Kommunikation</text:p>
        </text:list-item>
        <text:list-item>
          <text:p text:style-name="P72">Angular2 Web Entwicklung mit TypeScript</text:p>
        </text:list-item>
        <text:list-item>
          <text:p text:style-name="P72">TypeScript als Abstraktion für JavaScript</text:p>
        </text:list-item>
        <text:list-item>
          <text:p text:style-name="P72">JPA Entity Entwickung mit EclipseLink</text:p>
        </text:list-item>
        <text:list-item>
          <text:p text:style-name="P72">Spring Data für JPA Repository Zugriffe</text:p>
        </text:list-item>
        <text:list-item>
          <text:p text:style-name="P72">TestNG Komponenten Tests</text:p>
        </text:list-item>
        <text:list-item>
          <text:p text:style-name="P72">Oracle WebLogic Application Server</text:p>
        </text:list-item>
        <text:list-item>
          <text:p text:style-name="P72">Oracle PL/SQL Stored Procedures</text:p>
        </text:list-item>
        <text:list-item>
          <text:p text:style-name="P72">RMI - Remote Methode Invocation</text:p>
        </text:list-item>
        <text:list-item>
          <text:p text:style-name="P72">Workflow Engine</text:p>
        </text:list-item>
        <text:list-item>
          <text:p text:style-name="P72">MSISDN Migration über Staging Tabellen</text:p>
        </text:list-item>
        <text:list-item>
          <text:p text:style-name="P72">JavaScript</text:p>
        </text:list-item>
        <text:list-item>
          <text:p text:style-name="P72">Node.js und npm für Packages und Modules Management</text:p>
        </text:list-item>
        <text:list-item>
          <text:p text:style-name="P72">Java 8 Sprachfeatures</text:p>
        </text:list-item>
        <text:list-item>
          <text:p text:style-name="P72">Jenkins Continues Integration Job Administration</text:p>
        </text:list-item>
        <text:list-item>
          <text:p text:style-name="P72">Citrus Integrations Tests</text:p>
        </text:list-item>
        <text:list-item>
          <text:p text:style-name="P72">Maven Multi Projekt Profile</text:p>
        </text:list-item>
        <text:list-item>
          <text:p text:style-name="P72">Daten Migration von Massendaten</text:p>
        </text:list-item>
        <text:list-item>
          <text:p text:style-name="P72">x.400 Gateway und 2MRDB Portierung</text:p>
        </text:list-item>
        <text:list-item>
          <text:p text:style-name="P72">CORBA Tuxedo Connector</text:p>
        </text:list-item>
        <text:list-item>
          <text:p text:style-name="P72">CORBA IDL</text:p>
        </text:list-item>
      </text:list>
      <text:p text:style-name="P7"/>
      <text:p text:style-name="P13"/>
      <text:p text:style-name="P47">Tätigkeit:</text:p>
      <text:p text:style-name="P49"/>
      <text:list xml:id="list31317581" text:continue-list="list31314303" text:style-name="WW8Num6">
        <text:list-item>
          <text:p text:style-name="P74">Number Management System pflege</text:p>
        </text:list-item>
        <text:list-item>
          <text:p text:style-name="P74">Telefonnummern Portierung</text:p>
        </text:list-item>
        <text:list-item>
          <text:p text:style-name="P74">Import und Export der Rufnummern für den Prepaid- und Postpaid Marken</text:p>
        </text:list-item>
        <text:list-item>
          <text:p text:style-name="P74">Starter Pack SIM Migration</text:p>
        </text:list-item>
        <text:list-item>
          <text:p text:style-name="P74"><text:soft-page-break/>Git Brunching Strategien und Pull Requests</text:p>
        </text:list-item>
        <text:list-item>
          <text:p text:style-name="P74">Atlassian Tool Suite für die Kommunikation</text:p>
        </text:list-item>
        <text:list-item>
          <text:p text:style-name="P74">Confluence Jira für Vorgangssteuerung</text:p>
        </text:list-item>
        <text:list-item>
          <text:p text:style-name="P74">Bugtracking über ClearQuest</text:p>
        </text:list-item>
        <text:list-item>
          <text:p text:style-name="P74">Lasttests</text:p>
        </text:list-item>
        <text:list-item>
          <text:p text:style-name="P74">Umsetztung im Scrum Team</text:p>
        </text:list-item>
        <text:list-item>
          <text:p text:style-name="P74">Koordination mit Fachbereich</text:p>
        </text:list-item>
        <text:list-item>
          <text:p text:style-name="P74">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3" text:outline-level="2">Multiple Assembly Planning &amp; Process System - MAPP</text:h>
      <text:p text:style-name="P20"/>
      <text:p text:style-name="P29"><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4"/>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62">EJB Entwicklung</text:p>
        </text:list-item>
        <text:list-item>
          <text:p text:style-name="P62">Webservice REST Client/Server Kommunikation</text:p>
        </text:list-item>
        <text:list-item>
          <text:p text:style-name="P62">JPA Entity Entwickung mit EclipseLink</text:p>
        </text:list-item>
        <text:list-item>
          <text:p text:style-name="P62">JPA Criteria API</text:p>
        </text:list-item>
        <text:list-item>
          <text:p text:style-name="P62">Java 8 Sprachfeatures wie Lambdas</text:p>
        </text:list-item>
        <text:list-item>
          <text:p text:style-name="P62">Aspektorientierte Interceptoren</text:p>
        </text:list-item>
        <text:list-item>
          <text:p text:style-name="P62">DB Modellierung</text:p>
        </text:list-item>
        <text:list-item>
          <text:p text:style-name="P62">Jenkins Continues Integration Job Administration</text:p>
        </text:list-item>
        <text:list-item>
          <text:p text:style-name="P62">JUnit Mockito Tests und Integrationstests</text:p>
        </text:list-item>
        <text:list-item>
          <text:p text:style-name="P62">Maven Multi Projekt Profile</text:p>
        </text:list-item>
        <text:list-item>
          <text:p text:style-name="P62">Einsatz von JRebel</text:p>
        </text:list-item>
        <text:list-item>
          <text:p text:style-name="P62">JSON Daten Austauschformat</text:p>
        </text:list-item>
        <text:list-item>
          <text:p text:style-name="P62">Daten Migration</text:p>
        </text:list-item>
        <text:list-item>
          <text:p text:style-name="P62">JavaFx Client Entwicklung</text:p>
        </text:list-item>
        <text:list-item>
          <text:p text:style-name="P62">JavaFx Design mit Scene Builder</text:p>
        </text:list-item>
        <text:list-item>
          <text:p text:style-name="P62">Glassfish Konfiguration</text:p>
        </text:list-item>
        <text:list-item>
          <text:p text:style-name="P62">LDAP Anbindung</text:p>
        </text:list-item>
        <text:list-item>
          <text:p text:style-name="P62">SONAR Metriken</text:p>
        </text:list-item>
        <text:list-item>
          <text:p text:style-name="P62">FitNesse Tests</text:p>
        </text:list-item>
      </text:list>
      <text:p text:style-name="P13"/>
      <text:p text:style-name="P47">Tätigkeit:</text:p>
      <text:p text:style-name="P49"/>
      <text:list xml:id="list32751854" text:style-name="WW8Num6">
        <text:list-item>
          <text:p text:style-name="P73">Generische Umsetzung von MAPP für die Auto Herstellung, Planung und Produktion von BMW Fahrzeugen</text:p>
        </text:list-item>
        <text:list-item>
          <text:p text:style-name="P73"><text:soft-page-break/>Implementierung und technische Umsetzung</text:p>
        </text:list-item>
        <text:list-item>
          <text:p text:style-name="P73">Senior Entwickler</text:p>
        </text:list-item>
        <text:list-item>
          <text:p text:style-name="P73">Scrum Master Tätigkeiten</text:p>
        </text:list-item>
        <text:list-item>
          <text:p text:style-name="P73">Teilprojekt Koordination</text:p>
        </text:list-item>
        <text:list-item>
          <text:p text:style-name="P73">Koordination mit Fachbereich</text:p>
        </text:list-item>
        <text:list-item>
          <text:p text:style-name="P73">Kommunikation Test Team</text:p>
        </text:list-item>
        <text:list-item>
          <text:p text:style-name="P73">Organisation Entwicklertreff</text:p>
        </text:list-item>
        <text:list-item>
          <text:p text:style-name="P73">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91" text:outline-level="2">Online-Portal für ambulante Leistungen - OPAL Web-Applikation</text:h>
      <text:p text:style-name="P5"/>
      <text:p text:style-name="P29"><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4"/>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75">Web Entwicklung mit Spring MVC Web Framework</text:p>
        </text:list-item>
        <text:list-item>
          <text:p text:style-name="P75">Schnittstellen Erweiterung für bestehende Services</text:p>
        </text:list-item>
        <text:list-item>
          <text:p text:style-name="P75">Spring Core für Dependency Injection</text:p>
        </text:list-item>
        <text:list-item>
          <text:p text:style-name="P76">Spring Web Flow für Page Navigation</text:p>
        </text:list-item>
        <text:list-item>
          <text:p text:style-name="P62">Spring Restful WebService Implementierungen</text:p>
        </text:list-item>
        <text:list-item>
          <text:p text:style-name="P62">Spring Authentifizierung und Authorisierung</text:p>
        </text:list-item>
        <text:list-item>
          <text:p text:style-name="P62">Entwicklen mit Wicket Webframework</text:p>
        </text:list-item>
        <text:list-item>
          <text:p text:style-name="P62">Twitter Bootstrap CSS Stylesheet Integration</text:p>
        </text:list-item>
        <text:list-item>
          <text:p text:style-name="P62">Buildmanagement mit Gradle Buildscript in Groovy</text:p>
        </text:list-item>
        <text:list-item>
          <text:p text:style-name="P62">Browser Plausiblisierung mit JavaScript</text:p>
        </text:list-item>
        <text:list-item>
          <text:p text:style-name="P62">Continues Delivery mit FeatureToggles</text:p>
        </text:list-item>
        <text:list-item>
          <text:p text:style-name="P62">Dynamische Konfiguration von Features mit Hilfe des Togglz Frameworks</text:p>
        </text:list-item>
        <text:list-item>
          <text:p text:style-name="P62">Webservice Anfragen mit SoapUI</text:p>
        </text:list-item>
        <text:list-item>
          <text:p text:style-name="P62">Agile DB Migration mit flywayDB</text:p>
        </text:list-item>
        <text:list-item>
          <text:p text:style-name="P62">Programmierung mit Java 7<text:tab/></text:p>
        </text:list-item>
        <text:list-item>
          <text:p text:style-name="P62">Serverseitige Validierung mit Rhino Script Engine</text:p>
        </text:list-item>
        <text:list-item>
          <text:p text:style-name="P62">XSLT Transformation nach Sciphox und EHD Format</text:p>
        </text:list-item>
        <text:list-item>
          <text:p text:style-name="P62">Erstellung von konfigurierbaren, generischen JSP Seiten</text:p>
        </text:list-item>
        <text:list-item>
          <text:p text:style-name="P62">Linux Shell Script Konfiguration und Wartung</text:p>
        </text:list-item>
        <text:list-item>
          <text:p text:style-name="P62">Aufsetzen von Jenkins Flows für Build Steuerung</text:p>
        </text:list-item>
        <text:list-item>
          <text:p text:style-name="P62">Verwendung von Jenkins Plugins</text:p>
        </text:list-item>
        <text:list-item>
          <text:p text:style-name="P62">Konfiguration von Jenkins Jobs für CI, NB und INT Umgebungen</text:p>
        </text:list-item>
        <text:list-item>
          <text:p text:style-name="P62">Einsatz von Gradle und Maven als Build Tools</text:p>
        </text:list-item>
        <text:list-item>
          <text:p text:style-name="P76">Release Management mit maven release plugin</text:p>
        </text:list-item>
        <text:list-item>
          <text:p text:style-name="P62">Assembling und Deploment mit Maven</text:p>
        </text:list-item>
        <text:list-item>
          <text:p text:style-name="P62">Pflege der Datenbestände in Integration und Entwicklung</text:p>
        </text:list-item>
        <text:list-item>
          <text:p text:style-name="P62">Entwickeln von ORACLE SQL Statements für Abnahme und Produktion</text:p>
        </text:list-item>
        <text:list-item>
          <text:p text:style-name="P62">Definieren von SQL Scripten für DB Übergabe Prozess</text:p>
        </text:list-item>
        <text:list-item>
          <text:p text:style-name="P62"><text:soft-page-break/>Erstellung von PL/SQL Scripten</text:p>
        </text:list-item>
        <text:list-item>
          <text:p text:style-name="P62">Datei Austauschformate .json und .yml</text:p>
        </text:list-item>
        <text:list-item>
          <text:p text:style-name="P62">Asynchrone Verarbeitung über ONDES und KV-Connect Schnittstelle</text:p>
        </text:list-item>
        <text:list-item>
          <text:p text:style-name="P62">Test Driven Development - TDD</text:p>
        </text:list-item>
        <text:list-item>
          <text:p text:style-name="P62">WebTests mit JUnit und Selenium Browser Plugin</text:p>
        </text:list-item>
        <text:list-item>
          <text:p text:style-name="P76">Last Tests von Webservices mit SoapUI</text:p>
        </text:list-item>
        <text:list-item>
          <text:p text:style-name="P76">Threading und Web Load-Tests mit LoadUIWeb</text:p>
        </text:list-item>
        <text:list-item>
          <text:p text:style-name="P76">Remote Wartung via Secure Shell (SSH) und odin</text:p>
        </text:list-item>
      </text:list>
      <text:p text:style-name="P22"/>
      <text:p text:style-name="P22"/>
      <text:p text:style-name="P47">Tätigkeit:</text:p>
      <text:p text:style-name="P49"/>
      <text:list xml:id="list32760491" text:style-name="WW8Num6">
        <text:list-item>
          <text:p text:style-name="P73">Im Online-Portal für ambulante Leistungen (OPAL) werden Untersuchungsergebnisse elektronisch dokumentiert</text:p>
        </text:list-item>
        <text:list-item>
          <text:p text:style-name="P73">Einreichung der elektronische Untersuchungsdaten bei der KVB</text:p>
        </text:list-item>
        <text:list-item>
          <text:p text:style-name="P73">Erweitern der Online Dokumentation OPAL für Ärzte</text:p>
        </text:list-item>
        <text:list-item>
          <text:p text:style-name="P73">Zeitliche Versionierung von fachlichen Anforderungen</text:p>
        </text:list-item>
        <text:list-item>
          <text:p text:style-name="P73">Export der Daten in Sciphox und EHD Format</text:p>
        </text:list-item>
        <text:list-item>
          <text:p text:style-name="P73">Pflege der Datenbestände mit SQL Scripten</text:p>
        </text:list-item>
        <text:list-item>
          <text:p text:style-name="P73">Neuentwicklung von einzelnen Dokumentationen wie Hörgeräte, Molekulargenetik und Sozialpsychiatrie</text:p>
        </text:list-item>
        <text:list-item>
          <text:p text:style-name="P73">Unterstützung folgender Arzt Dokumentations Programme:</text:p>
        </text:list-item>
        <text:list-item>
          <text:p text:style-name="P73">Allergologie, Balneophototherapie, Belastungs-EKG, Darmkrebsberatung, eDMP, DMP-Brustkrebs, Hautkrebsscreening,</text:p>
        </text:list-item>
        <text:list-item>
          <text:p text:style-name="P73">Koloskopie, Multiple Sklerose, Risikoprävention bei Kinderwunsch, Schmerztherapie, Sonografie Schwangerschaftsvorsorge</text:p>
        </text:list-item>
        <text:list-item>
          <text:p text:style-name="P73">Tonsillotomie, Gastroskopie, Onkologie</text:p>
        </text:list-item>
        <text:list-item>
          <text:p text:style-name="P73">Wöchentliche Teilnahme am Clean Code Developer Prozess</text:p>
        </text:list-item>
        <text:list-item>
          <text:p text:style-name="P73">Regelmäßige Retrospektiven</text:p>
        </text:list-item>
        <text:list-item>
          <text:p text:style-name="P73">Agile Vorgehensweisen, Scrum, Kanban, DevOps</text:p>
        </text:list-item>
        <text:list-item>
          <text:p text:style-name="P73">Enge Zusammenarbeit mit der Fachabteilung</text:p>
        </text:list-item>
        <text:list-item>
          <text:p text:style-name="P73">Vorgehensmodell Scrum mit Daily Standup und Retrospektive</text:p>
        </text:list-item>
        <text:list-item>
          <text:p text:style-name="P73">Ausübung der Scrum Master Rolle</text:p>
        </text:list-item>
        <text:list-item>
          <text:p text:style-name="P73">Schätzworkshops um Aufwände vorab zuklären</text:p>
        </text:list-item>
        <text:list-item>
          <text:p text:style-name="P73">Prozessorientierte Arbeitsweise</text:p>
        </text:list-item>
        <text:list-item>
          <text:p text:style-name="P73">Release Planung mit JIRA Unterstützung</text:p>
        </text:list-item>
        <text:list-item>
          <text:p text:style-name="P79">JIRA Rapid Board Plannungs Tool für Scrum</text:p>
        </text:list-item>
        <text:list-item>
          <text:p text:style-name="P81"><text:span text:style-name="Absatz-Standardschriftart"><text:span text:style-name="T7"><text:tab/></text:span></text:span><text:span text:style-name="Absatz-Standardschriftart"><text:span text:style-name="T3">Überwachung der Code Metriken mit SONAR</text:span></text:span></text:p>
        </text:list-item>
        <text:list-item>
          <text:p text:style-name="P73">Pflege und Wartung des Intranet Wiki</text:p>
        </text:list-item>
        <text:list-item>
          <text:p text:style-name="P73">Arbeiten mit verschiedenen Deployment Umgebungen</text:p>
        </text:list-item>
        <text:list-item>
          <text:p text:style-name="P73">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text:soft-page-break/></text:p>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4"><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3">Komplette Neuentwicklung in kleinem Team</text:p>
        </text:list-item>
        <text:list-item>
          <text:p text:style-name="P63">Social-, Community-, Shop- Web-Applikation</text:p>
        </text:list-item>
        <text:list-item>
          <text:p text:style-name="P63">Web-Frontend, Shop, Redaktion und Admin als Web-App realisiert</text:p>
        </text:list-item>
        <text:list-item>
          <text:p text:style-name="P63">Blog, WordPress Thematik</text:p>
        </text:list-item>
        <text:list-item>
          <text:p text:style-name="P63">Integration von Sozialen Netzwerken, mit Querverlinkungen in unsere Web-Apps</text:p>
        </text:list-item>
        <text:list-item>
          <text:p text:style-name="P63">Daten Import mit SQL Script und java Importer</text:p>
        </text:list-item>
        <text:list-item>
          <text:p text:style-name="P63">Entwicklung mit Glassfish, Embedded Glassfish und Embedded Jetty</text:p>
        </text:list-item>
        <text:list-item>
          <text:p text:style-name="P63">Erstellung von generischen, wiederverwendbaren Ajax Wicket Komponenten</text:p>
        </text:list-item>
        <text:list-item>
          <text:p text:style-name="P63">Umfangreiche Entwicklung von Ajax Komponenten für das Web 2.0</text:p>
        </text:list-item>
        <text:list-item>
          <text:p text:style-name="P63">Suche und Sortierung von Tabellen mit Ajax</text:p>
        </text:list-item>
        <text:list-item>
          <text:p text:style-name="P63">Verwendung von Tabellen mit Paging Navigator und ListView</text:p>
        </text:list-item>
        <text:list-item>
          <text:p text:style-name="P63">Webseitige Programmierung von Bilder Galerien mit DataViews</text:p>
        </text:list-item>
        <text:list-item>
          <text:p text:style-name="P63">Dynamische Menus mit wechselndem Kontext</text:p>
        </text:list-item>
        <text:list-item>
          <text:p text:style-name="P63">Arbeiten mit Wicket IModel Varianten wie PropertyModel und CompoundPropertyModel</text:p>
        </text:list-item>
        <text:list-item>
          <text:p text:style-name="P63">Schichten Design Pattern - Entwerfen und Aufruf der Schnittstellen zum Backend<text:tab/></text:p>
        </text:list-item>
        <text:list-item>
          <text:p text:style-name="P63">Anwenden von SEO Search Engine Optimization Techniken</text:p>
        </text:list-item>
        <text:list-item>
          <text:p text:style-name="P63">Localisierte URL Gernerierung in mehreren Sprachen</text:p>
        </text:list-item>
        <text:list-item>
          <text:p text:style-name="P63">Persistenz Schicht mit EJB, JPA und Criteria API</text:p>
        </text:list-item>
        <text:list-item>
          <text:p text:style-name="P63">Geolocating von Addressen mit EJB Timer Bean</text:p>
        </text:list-item>
        <text:list-item>
          <text:p text:style-name="P77">Google Maps Integration mit JavaScript Google API</text:p>
        </text:list-item>
        <text:list-item>
          <text:p text:style-name="P63">Bean Validierung über mehrere Schichten JSR 303</text:p>
        </text:list-item>
        <text:list-item>
          <text:p text:style-name="P63">Aufbau und Erweiterung des Persistenz Service</text:p>
        </text:list-item>
        <text:list-item>
          <text:p text:style-name="P63">Schema Erweiterungen in der DB</text:p>
        </text:list-item>
        <text:list-item>
          <text:p text:style-name="P63">Implementierung der Bilder und Logo Uploads</text:p>
        </text:list-item>
        <text:list-item>
          <text:p text:style-name="P63">Schneiden und konvertieren von Bildern mit ImageMagick</text:p>
        </text:list-item>
        <text:list-item>
          <text:p text:style-name="P63">Bildbearbeitung mit im4java API für diverse Web Formate</text:p>
        </text:list-item>
        <text:list-item>
          <text:p text:style-name="P63">Verwendung von Maven Multi Modulen mit persönlichen Profilen</text:p>
        </text:list-item>
        <text:list-item>
          <text:p text:style-name="P63">CSS Anpassungen und Generierung mit less Compiler</text:p>
        </text:list-item>
        <text:list-item>
          <text:p text:style-name="P63">Bugtracking System OTRS</text:p>
        </text:list-item>
        <text:list-item>
          <text:p text:style-name="P63">Continues Integration und Nigthly Build mit Jenkins</text:p>
        </text:list-item>
        <text:list-item>
          <text:p text:style-name="P63">Spring Dependency Incection Integration DI</text:p>
        </text:list-item>
        <text:list-item>
          <text:p text:style-name="P63">Css und JavaScript Entwicklung und Diagnose mit Firebug Plugin für Firefox</text:p>
        </text:list-item>
        <text:list-item>
          <text:p text:style-name="P63">Verwendung des EclEmma Coverage Eclipse Plugin</text:p>
        </text:list-item>
        <text:list-item>
          <text:p text:style-name="P63">Generische Programmierung durch Einsatz von Generics</text:p>
        </text:list-item>
        <text:list-item>
          <text:p text:style-name="P63">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0">.</text:span></text:span></text:p>
      <text:p text:style-name="P7"/>
      <text:list xml:id="list5229684310546618107" text:style-name="WW8Num2">
        <text:list-item>
          <text:p text:style-name="P84">Aufbau eines Angler Verzeichnisses, Angel-Wiki</text:p>
        </text:list-item>
        <text:list-item>
          <text:p text:style-name="P84">Wissensdatenbank für Fische, Gewässer, Techniken, Hersteller und Angelmethoden</text:p>
        </text:list-item>
        <text:list-item>
          <text:p text:style-name="P84">Realisierung von Sozialen Netzwerk Eigenschaften wie Kommentieren, Mitmachen oder Kontopflege</text:p>
        </text:list-item>
        <text:list-item>
          <text:p text:style-name="P84">Anbindung an Facebook, Google+ und Twitter</text:p>
        </text:list-item>
        <text:list-item>
          <text:p text:style-name="P84">Anbindung von WordPress Blog System an Webanwendung</text:p>
        </text:list-item>
        <text:list-item>
          <text:p text:style-name="P84">Fachliche Abstimmung mit Redakteuren der diversen Zeitschriften</text:p>
        </text:list-item>
        <text:list-item>
          <text:p text:style-name="P84">Enge Zusammenarbeit mit Webdesignern</text:p>
        </text:list-item>
        <text:list-item>
          <text:p text:style-name="P84">Arbeiten nach einem vorher abgestimmten Designentwurf</text:p>
        </text:list-item>
        <text:list-item>
          <text:p text:style-name="P84">Vorgehensmodell Scrum mit Daily Standup</text:p>
        </text:list-item>
        <text:list-item>
          <text:p text:style-name="P84"><text:soft-page-break/>Auswertung der erreichten Komplexitatspunkte<text:tab/></text:p>
        </text:list-item>
        <text:list-item>
          <text:p text:style-name="P84">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6"/>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0">Relaunch/Neuentwicklung der bestehenden Tarifsoftware mit dem Apache Wicket Framework</text:p>
        </text:list-item>
        <text:list-item>
          <text:p text:style-name="P63">Weiterentwicklung/Wartung der bestehenden Tarifsoftware mit Apache Struts</text:p>
        </text:list-item>
        <text:list-item>
          <text:p text:style-name="P63">Entwicklung von Komponenten unter Einsatz von Wicket HTML Markupvererbung</text:p>
        </text:list-item>
        <text:list-item>
          <text:p text:style-name="P63">Advanced Gui Funktionalität Entwicklung die über die Wicket Extentions hinaus geht (Z.B. "Schliessen Button" bei Tabulatoren)</text:p>
        </text:list-item>
        <text:list-item>
          <text:p text:style-name="P63">Entwicklung von Wicket Ajax Komponenten</text:p>
        </text:list-item>
        <text:list-item>
          <text:p text:style-name="P63">Erstellung von firmeneigenen Web Basiskomponenten</text:p>
        </text:list-item>
        <text:list-item>
          <text:p text:style-name="P63">Css und JavaScript Entwicklung und Diagnose mit Firebug Plugin für Firefox</text:p>
        </text:list-item>
        <text:list-item>
          <text:p text:style-name="P63">Generierung von Pfadnotation mit Bindgen Utility und @Bindable Annotation für typsichere Wicket ID's</text:p>
        </text:list-item>
        <text:list-item>
          <text:p text:style-name="P63">Erweiterung des XStream und Castor Marshallers für Object to XML Generierung um eigene Handler</text:p>
        </text:list-item>
        <text:list-item>
          <text:p text:style-name="P63">Implementierung des BiPRO Versicherung Webservice Standards</text:p>
        </text:list-item>
        <text:list-item>
          <text:p text:style-name="P63">Schema Validierung und WSDL Generierung</text:p>
        </text:list-item>
        <text:list-item>
          <text:p text:style-name="P63">Design von komplexen Element Ableitungen in XSD Schemas</text:p>
        </text:list-item>
        <text:list-item>
          <text:p text:style-name="P63">Einsatz des JAX-WS Webservice Frameworks</text:p>
        </text:list-item>
        <text:list-item>
          <text:p text:style-name="P63">JAXB XML Marshalling bzw. XML Serialization nach Java, Annotationen XJC, Schemagen</text:p>
        </text:list-item>
        <text:list-item>
          <text:p text:style-name="P60">Umstellung von Castor XML Binding auf XStream und JAXB Bindung</text:p>
        </text:list-item>
        <text:list-item>
          <text:p text:style-name="P60">Lesen und schreiben von HTTP Cookies</text:p>
        </text:list-item>
        <text:list-item>
          <text:p text:style-name="P63">Generische Programmierung durch Einsatz von Generics</text:p>
        </text:list-item>
        <text:list-item>
          <text:p text:style-name="P63">Lasttests mit SoapUI gegen Webservice Implementierung</text:p>
        </text:list-item>
        <text:list-item>
          <text:p text:style-name="P63">Design der technischen und fachlichen Validierung des WebServices</text:p>
        </text:list-item>
        <text:list-item>
          <text:p text:style-name="P63">Entwickeln von unterschiedlichen XML Namensräumen</text:p>
        </text:list-item>
        <text:list-item>
          <text:p text:style-name="P63">Implementierung von verschiedenen Versicherungstarifen</text:p>
        </text:list-item>
        <text:list-item>
          <text:p text:style-name="P63">Erweiterungen an der bestehenden Tarifsoftware</text:p>
        </text:list-item>
        <text:list-item>
          <text:p text:style-name="P63">Wartung der Produktiv-Pattform</text:p>
        </text:list-item>
        <text:list-item>
          <text:p text:style-name="P60"><text:soft-page-break/>Auslesen und beschreiben von Adobe XFA enabled PDF Dokumenten mittels XML</text:p>
        </text:list-item>
        <text:list-item>
          <text:p text:style-name="P60">Bearbeiten von PDFs mit Adobe LifeCycle Designer und Form Designer</text:p>
        </text:list-item>
        <text:list-item>
          <text:p text:style-name="P60">Dynamische PDF Generierung mit iText und Adobe</text:p>
        </text:list-item>
        <text:list-item>
          <text:p text:style-name="P63">PDF Generierung mit Apache FOP</text:p>
        </text:list-item>
        <text:list-item>
          <text:p text:style-name="P63">XSL Transformation in mehreren Schritten bis hin zu Druckbaren XSL-FO Dokumenten</text:p>
        </text:list-item>
        <text:list-item>
          <text:p text:style-name="P63">Strikte Validierung der XSL Templates und XSL-FO Elemente</text:p>
        </text:list-item>
        <text:list-item>
          <text:p text:style-name="P63">Integration der Druckstücke in die Webapplikation</text:p>
        </text:list-item>
        <text:list-item>
          <text:p text:style-name="P63">Refakturierung des Exception Handling</text:p>
        </text:list-item>
        <text:list-item>
          <text:p text:style-name="P63">Pflege und Wartung des Intranet Wiki</text:p>
        </text:list-item>
        <text:list-item>
          <text:p text:style-name="P63">Konsequenter Einsatz von JUnit Regressionstests, Standard Technologien und Standard Tools bei der Entwicklung</text:p>
        </text:list-item>
        <text:list-item>
          <text:p text:style-name="P63">Spring Integration</text:p>
        </text:list-item>
        <text:list-item>
          <text:p text:style-name="P63">Verwendung von Core Spring zur besseren Testbarkeit</text:p>
        </text:list-item>
        <text:list-item>
          <text:p text:style-name="P63">Verwendung diverser JEE bzw. J2EE Pattern wie SessionFacade, ServiceLayer, Transfer Object Assembler, DTO, DAO, ...</text:p>
        </text:list-item>
        <text:list-item>
          <text:p text:style-name="P63">COBOL Copystrecke Integration, Aufruf Rechenkerne</text:p>
        </text:list-item>
        <text:list-item>
          <text:p text:style-name="P63">Automatisierte XML Druckaufträge</text:p>
        </text:list-item>
        <text:list-item>
          <text:p text:style-name="P63">Implementierung von Lucene Suchmaschinen Funktionalität</text:p>
        </text:list-item>
        <text:list-item>
          <text:p text:style-name="P63">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0">.</text:span></text:span></text:p>
      <text:list xml:id="list32776512" text:style-name="WW8Num2">
        <text:list-item>
          <text:p text:style-name="P84">Detailierte Kenntnisse in verschiedensten Versicherungstarifen wie Riester, BUZ, ...</text:p>
        </text:list-item>
        <text:list-item>
          <text:p text:style-name="P84">Scrum als Vorgehensmodell mit Burndown Chart und Standup</text:p>
        </text:list-item>
        <text:list-item>
          <text:p text:style-name="P84">Extreme Programming</text:p>
        </text:list-item>
        <text:list-item>
          <text:p text:style-name="P84">Zeitweises Pairprogramming</text:p>
        </text:list-item>
        <text:list-item>
          <text:p text:style-name="P84">Einführung des BiPRO Webservices</text:p>
        </text:list-item>
        <text:list-item>
          <text:p text:style-name="P85">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ext:soft-page-break/>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0">WebApp Development für Smartphones</text:p>
        </text:list-item>
        <text:list-item>
          <text:p text:style-name="P60">Verwendung von iui - User Interface (UI) Framework von Google</text:p>
        </text:list-item>
        <text:list-item>
          <text:p text:style-name="P60">Verwendung von JQTouch - User Interface Framework</text:p>
        </text:list-item>
        <text:list-item>
          <text:p text:style-name="P60">Konzipieren des Layout</text:p>
        </text:list-item>
        <text:list-item>
          <text:p text:style-name="P60">Design der Grafik</text:p>
        </text:list-item>
        <text:list-item>
          <text:p text:style-name="P60">Entwicklung der Zustandsverwaltung</text:p>
        </text:list-item>
        <text:list-item>
          <text:p text:style-name="P60">Externes Event Handling</text:p>
        </text:list-item>
        <text:list-item>
          <text:p text:style-name="P60">Berücksichtigung verschiedener Auflösungen</text:p>
        </text:list-item>
        <text:list-item>
          <text:p text:style-name="P60">Entwicklung der eigenen Homepage im Mobile Format</text:p>
        </text:list-item>
        <text:list-item>
          <text:p text:style-name="P60">Spielentwicklung: Einfacher Würfel - Trivial Dice</text:p>
        </text:list-item>
        <text:list-item>
          <text:p text:style-name="P60">Verschiedene Devices mit Emulator getestet</text:p>
        </text:list-item>
        <text:list-item>
          <text:p text:style-name="P60">JUnitTest Suite für App</text:p>
        </text:list-item>
        <text:list-item>
          <text:p text:style-name="P60">Lite Version mit eingeschränktem Feature Set</text:p>
        </text:list-item>
        <text:list-item>
          <text:p text:style-name="P60">Pro Version mit unterschiedlichen Berechtigungsstufen</text:p>
        </text:list-item>
        <text:list-item>
          <text:p text:style-name="P60">Abspielen von Audio File</text:p>
        </text:list-item>
      </text:list>
      <text:p text:style-name="P51"/>
      <text:p text:style-name="P52"><text:span text:style-name="Absatz-Standardschriftart"><text:span text:style-name="T5">Tätigkeit:</text:span></text:span><text:span text:style-name="Absatz-Standardschriftart"><text:span text:style-name="T10">.</text:span></text:span></text:p>
      <text:list xml:id="list32767524" text:style-name="WW8Num2">
        <text:list-item>
          <text:p text:style-name="P84">Einarbeitung in Anroid SDK und iui Google, JQTouch Framework</text:p>
        </text:list-item>
        <text:list-item>
          <text:p text:style-name="P84">Entwicklung eines einfachen Würfels für Android Market</text:p>
        </text:list-item>
        <text:list-item>
          <text:p text:style-name="P84">Multi linguale Beschreibung</text:p>
        </text:list-item>
        <text:list-item>
          <text:p text:style-name="P84">Versionierung im Android Market</text:p>
        </text:list-item>
        <text:list-item>
          <text:p text:style-name="P85">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1458206840898612797" text:style-name="WW8Num3">
        <text:list-item>
          <text:p text:style-name="P64">Erstellen von Webapplikationen mit Tomcat, JSP, Spring und Hibernate</text:p>
        </text:list-item>
        <text:list-item>
          <text:p text:style-name="P78">HTTP Authentisierung mit Basic und Spring XwsSecurity Methode</text:p>
        </text:list-item>
        <text:list-item>
          <text:p text:style-name="P64">Portierung bzw. Migration des Integration Layers von Oracle auf HSQL Datenbank</text:p>
        </text:list-item>
        <text:list-item>
          <text:p text:style-name="P64">Portierung der Oracle Schemas und Daten nach HSQL Datenbank</text:p>
        </text:list-item>
        <text:list-item>
          <text:p text:style-name="P64">Realisierung eines Standalone Referenz Web Clients als Vorführ Applikation</text:p>
        </text:list-item>
        <text:list-item>
          <text:p text:style-name="P64">Implementierung eines Soap Services mit JAXB zum Upload von Binary Content</text:p>
        </text:list-item>
        <text:list-item>
          <text:p text:style-name="P64">Konfiguration von ant Scripten die unter LINUX und Windows lauffähig sind</text:p>
        </text:list-item>
        <text:list-item>
          <text:p text:style-name="P64">Erweiterung der Soap Kern Komponente mit neuen Features</text:p>
        </text:list-item>
        <text:list-item>
          <text:p text:style-name="P64">Veröffentlichen der Fearures als Webservice</text:p>
        </text:list-item>
        <text:list-item>
          <text:p text:style-name="P64">Portierung der Codehouse XFire WebService Architektur nach Spring WS bzw. Apache CXF Framework</text:p>
        </text:list-item>
        <text:list-item>
          <text:p text:style-name="P64">Mobile Kommunikation über USSD Service Codes und XML-RPC.</text:p>
        </text:list-item>
        <text:list-item>
          <text:p text:style-name="P64"><text:soft-page-break/>XSD Schema Definition für automatische Generierung der Model und Soap Klassen</text:p>
        </text:list-item>
        <text:list-item>
          <text:p text:style-name="P64">MDA UML Transformation nach XSD</text:p>
        </text:list-item>
        <text:list-item>
          <text:p text:style-name="P64">JAXB XML Marshalling bzw. XML Serialization nach Java</text:p>
        </text:list-item>
        <text:list-item>
          <text:p text:style-name="P64">Basic Apache Webserver Konfiguration</text:p>
        </text:list-item>
        <text:list-item>
          <text:p text:style-name="P64">Remote Installation und Deployment auf Kunden Servern</text:p>
        </text:list-item>
        <text:list-item>
          <text:p text:style-name="P64">Erstellen von Spring, maven und ant Konfigurationen</text:p>
        </text:list-item>
        <text:list-item>
          <text:p text:style-name="P64">Fehlerverfolgung mit Jira als Bugtracking System</text:p>
        </text:list-item>
        <text:list-item>
          <text:p text:style-name="P64">Einführung und Betreuung von Apache Continuum als Nightly Build Prozess, sowie JUnit Tests, SVN Tags und Branches, Messung der Testabdeckung und Intranet Wiki</text:p>
        </text:list-item>
        <text:list-item>
          <text:p text:style-name="P69">Load Tests für Soap WebServices mit soapUI</text:p>
        </text:list-item>
        <text:list-item>
          <text:p text:style-name="P64">Konsequenter Einsatz von JUnit Regressionstests, Standard Technologien und Standard Tools bei der Entwicklung</text:p>
        </text:list-item>
        <text:list-item>
          <text:p text:style-name="P64">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0">.</text:span></text:span></text:p>
      <text:list xml:id="list32783127" text:style-name="WW8Num2">
        <text:list-item>
          <text:p text:style-name="P84">Web-basierte Erstellung von RingBackTone (Freizeichen Service) Software für verschiedene Telekom Service Provider.</text:p>
        </text:list-item>
        <text:list-item>
          <text:p text:style-name="P84">Single Sign On Implementierung, Content Upload, Administratoins bzw. Konfigurations Weboberfläche für diverse Services rund um das Telefonieren.</text:p>
        </text:list-item>
        <text:list-item>
          <text:p text:style-name="P86"><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4"/>
      <text:p text:style-name="P14"/>
      <text:p text:style-name="P14"/>
      <text:h text:style-name="P92"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64">Neuentwicklung eines automatisieren Abrechnungssytems für Heil- und Hilfsmittel</text:p>
        </text:list-item>
        <text:list-item>
          <text:p text:style-name="P64">Analyse und Design mit UML 2.1</text:p>
        </text:list-item>
        <text:list-item>
          <text:p text:style-name="P64">Anforderungsanalyse und Klärung der Fachlichkeiten mit der Fachabteilung</text:p>
        </text:list-item>
        <text:list-item>
          <text:p text:style-name="P78">Use Case Beschreibungen mit CASE Tool MagicDraw</text:p>
        </text:list-item>
        <text:list-item>
          <text:p text:style-name="P64">MDA Ansatz für die Persistierung</text:p>
        </text:list-item>
        <text:list-item>
          <text:p text:style-name="P64">Einsatz eines persistenz Frameworks (Marvin) für die Modellierung der DB</text:p>
        </text:list-item>
        <text:list-item>
          <text:p text:style-name="P64">Modellierung von GUI Workflows mit dem CASE Tool MagicDraw</text:p>
        </text:list-item>
        <text:list-item>
          <text:p text:style-name="P64"><text:soft-page-break/>Einsatz eines GUI Workflow Frameworks</text:p>
        </text:list-item>
        <text:list-item>
          <text:p text:style-name="P64">SWING Masken mit GidBagLayout</text:p>
        </text:list-item>
        <text:list-item>
          <text:p text:style-name="P64">Umfangreiche Verwendung von CVS (Taggen, Branchen, Mergen)</text:p>
        </text:list-item>
        <text:list-item>
          <text:p text:style-name="P64">Regelbasierter Ansatz für sich häufig ändernde Anforderungen</text:p>
        </text:list-item>
        <text:list-item>
          <text:p text:style-name="P64">Migration des Projektes auf das Spring Application Framework</text:p>
        </text:list-item>
        <text:list-item>
          <text:p text:style-name="P64">Migration der bestehenden Daten in die Neuen Strukturen über CSV Dateien</text:p>
        </text:list-item>
        <text:list-item>
          <text:p text:style-name="P64">Anpassung der Datenstrukturen für den Datenimport</text:p>
        </text:list-item>
        <text:list-item>
          <text:p text:style-name="P64">Datenimport von ABDA Apotheken Positionsdaten</text:p>
        </text:list-item>
        <text:list-item>
          <text:p text:style-name="P64">Elektronischer Datenaustausch (DTA) mit Kostenträgern</text:p>
        </text:list-item>
        <text:list-item>
          <text:p text:style-name="P64">JUnit-Tests für die Buisnesslogik und die GUI</text:p>
        </text:list-item>
        <text:list-item>
          <text:p text:style-name="P64">Qualität durch mind. 80% JUnit Testabdeckung und CheckStyle Coding Richtlinien</text:p>
        </text:list-item>
        <text:list-item>
          <text:p text:style-name="P64">Wartung und Inbetriebnahme</text:p>
        </text:list-item>
        <text:list-item>
          <text:p text:style-name="P64">Begleitung des Projektes von Anfang bis Ende (Produktiv-Version 1.0)</text:p>
        </text:list-item>
        <text:list-item>
          <text:p text:style-name="P64">Inkrementelles Vorgehen bei Datenbank Änderungen mit Update Scripten</text:p>
        </text:list-item>
        <text:list-item>
          <text:p text:style-name="P64">Praktische Anwendung einer Referenz Datenbank</text:p>
        </text:list-item>
      </text:list>
      <text:p text:style-name="P47"/>
      <text:p text:style-name="P47">Tätigkeit:</text:p>
      <text:list xml:id="list32770236" text:style-name="WW8Num2">
        <text:list-item>
          <text:p text:style-name="P84">Automatische Preisermittlung für diverse Krankenkassen im Süddeutschen Raum</text:p>
        </text:list-item>
        <text:list-item>
          <text:p text:style-name="P84">Aufgabengebiete: Stammdaten, Preisberechnung, Rezept-Positionen Verwaltung, Rahmenverträge, DTA Schlüsselverwaltung.</text:p>
        </text:list-item>
        <text:list-item>
          <text:p text:style-name="P84">Zentrale Aufgaben wie Historienkonzepte, Schlüsselverwaltung</text:p>
        </text:list-item>
        <text:list-item>
          <text:p text:style-name="P84">Erstellen einer Abrechnungs-Software nPROD zur automatisierten Verarbeitung von Rezepten.</text:p>
        </text:list-item>
        <text:list-item>
          <text:p text:style-name="P84">Kommunikation mit der schwach und unterbesetzten Fachabteilung.</text:p>
        </text:list-item>
        <text:list-item>
          <text:p text:style-name="P84">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94"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6"/>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64">Webanwendung für den Betrieb eines Online Web Shop’s</text:p>
        </text:list-item>
        <text:list-item>
          <text:p text:style-name="P64">Generischer Web Shop für Jedermann</text:p>
        </text:list-item>
        <text:list-item>
          <text:p text:style-name="P64">Vollkommen frei konfigurierbar mit zahlreichen Einstellungen für jedes Gewerbe</text:p>
        </text:list-item>
        <text:list-item>
          <text:p text:style-name="P64">Einsatz von JSPs, Servlets, J2EE</text:p>
        </text:list-item>
        <text:list-item>
          <text:p text:style-name="P64">Präsentationsschicht mit JSF Technologie, Apache MyFaces/Tomahawk</text:p>
        </text:list-item>
        <text:list-item>
          <text:p text:style-name="P64">Clientseitig wird u. a. AJAX als asynchrone Kommunikation Paradigma verwendet</text:p>
        </text:list-item>
        <text:list-item>
          <text:p text:style-name="P65">Objekt Persistierung mit Hibernate</text:p>
        </text:list-item>
        <text:list-item>
          <text:p text:style-name="P64">Axis Web Service JAX-RPC Schnittstelle für B2B SOAP Aufrufe</text:p>
        </text:list-item>
        <text:list-item>
          <text:p text:style-name="P64">Web Anwendung mit Struts und Tiles</text:p>
        </text:list-item>
        <text:list-item>
          <text:p text:style-name="P64">Apache Commons</text:p>
        </text:list-item>
        <text:list-item>
          <text:p text:style-name="P64"><text:soft-page-break/>Logging mit Log4j</text:p>
        </text:list-item>
        <text:list-item>
          <text:p text:style-name="P78">JavaScript und Cascading Stylesheets (CSS)</text:p>
        </text:list-item>
        <text:list-item>
          <text:p text:style-name="P64">Planung, Wartung und Betrieb einer MySQL Datenbank</text:p>
        </text:list-item>
        <text:list-item>
          <text:p text:style-name="P64">Design und Analyse mit UML</text:p>
        </text:list-item>
        <text:list-item>
          <text:p text:style-name="P64">XML für Konfigurationsdateien</text:p>
        </text:list-item>
        <text:list-item>
          <text:p text:style-name="P64">Mehrsprachigkeit für internationalen Einsatz</text:p>
        </text:list-item>
        <text:list-item>
          <text:p text:style-name="P64">HTML, XHTML und Flash als Präsentationstechnik</text:p>
        </text:list-item>
        <text:list-item>
          <text:p text:style-name="P64">Last- und Funktionstests mit JMeter und JUnit</text:p>
        </text:list-item>
        <text:list-item>
          <text:p text:style-name="P64">XSLT und XSL-FO für PDF Generierung geplant</text:p>
        </text:list-item>
        <text:list-item>
          <text:p text:style-name="P64">EJB/JBoss/Spring geplant</text:p>
        </text:list-item>
      </text:list>
      <text:p text:style-name="P47"/>
      <text:p text:style-name="P47">Tätigkeit:</text:p>
      <text:list xml:id="list32760336" text:style-name="WW8Num2">
        <text:list-item>
          <text:p text:style-name="P84">Eigenentwicklung des gesamten Web Shops.</text:p>
        </text:list-item>
        <text:list-item>
          <text:p text:style-name="P84">Der Web Shop ist als Demo-Implementierung für verschiedene, existierende Technologien gedacht und wird permanent mit neuen Frameworks und Technologien erweitert.</text:p>
        </text:list-item>
        <text:list-item>
          <text:p text:style-name="P84">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92"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64">J2EE</text:p>
        </text:list-item>
        <text:list-item>
          <text:p text:style-name="P64">EJB, JSP, Servlets</text:p>
        </text:list-item>
        <text:list-item>
          <text:p text:style-name="P64">Web Anwendungen</text:p>
        </text:list-item>
        <text:list-item>
          <text:p text:style-name="P64">Java, SWING</text:p>
        </text:list-item>
        <text:list-item>
          <text:p text:style-name="P64">Verschiedene Application Server</text:p>
        </text:list-item>
        <text:list-item>
          <text:p text:style-name="P64">EAI Integration mit verschiedenen J2EE Schnittstellen</text:p>
        </text:list-item>
        <text:list-item>
          <text:p text:style-name="P64">Message Queue Anbindung über JMS API</text:p>
        </text:list-item>
        <text:list-item>
          <text:p text:style-name="P64">Webservices und SOAP</text:p>
        </text:list-item>
        <text:list-item>
          <text:p text:style-name="P64">JAX-RPC</text:p>
        </text:list-item>
        <text:list-item>
          <text:p text:style-name="P64">JavaScript</text:p>
        </text:list-item>
        <text:list-item>
          <text:p text:style-name="P64">Design und Analyse mit UML</text:p>
        </text:list-item>
        <text:list-item>
          <text:p text:style-name="P64">J2EE und GoF Design Pattern</text:p>
        </text:list-item>
        <text:list-item>
          <text:p text:style-name="P64">UML für Embedded Systeme</text:p>
        </text:list-item>
        <text:list-item>
          <text:p text:style-name="P64">OOAD, objektorientierte Techniken</text:p>
        </text:list-item>
        <text:list-item>
          <text:p text:style-name="P64">XML und XSLT</text:p>
        </text:list-item>
        <text:list-item>
          <text:p text:style-name="P64">Xalan und Xerces Parser Ereignissteuerungen</text:p>
        </text:list-item>
        <text:list-item>
          <text:p text:style-name="P64">Verbereitungsworkshop auf sämtliche Java Zertifizierungen.</text:p>
        </text:list-item>
        <text:list-item>
          <text:p text:style-name="P64">Erstellung von Unterlagen</text:p>
        </text:list-item>
        <text:list-item>
          <text:p text:style-name="P64"><text:soft-page-break/>Zum Teil englische Durchführung</text:p>
        </text:list-item>
      </text:list>
      <text:p text:style-name="P5"/>
      <text:p text:style-name="P5"/>
      <text:p text:style-name="P48">Tätigkeit:</text:p>
      <text:list xml:id="list32778773" text:style-name="WW8Num2">
        <text:list-item>
          <text:p text:style-name="P84">Durchführung von Kunden- und Standardschulungen in den oben genannten Bereichen.</text:p>
        </text:list-item>
        <text:list-item>
          <text:p text:style-name="P84">Beratungen mit kurzer Laufzeit (im Wochen Bereich) beim Kunden um deren Realisierungen zu bewerten. Hierbei diente sowohl der Code als auch UML Model als Beratungsbasis.</text:p>
        </text:list-item>
        <text:list-item>
          <text:p text:style-name="P84">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92"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64">Refactoring, Reengeneeing von bestehenden JNI Schnittstellen.</text:p>
        </text:list-item>
        <text:list-item>
          <text:p text:style-name="P64">Java Native Interface (JNI)</text:p>
        </text:list-item>
        <text:list-item>
          <text:p text:style-name="P64">Realisierung mit Java und C++.</text:p>
        </text:list-item>
        <text:list-item>
          <text:p text:style-name="P64">Analyse und Design der vorhandenen Schnittstellen.</text:p>
        </text:list-item>
        <text:list-item>
          <text:p text:style-name="P64">Umgestalten der synchronen Schnittstellen in asynchrone.</text:p>
        </text:list-item>
        <text:list-item>
          <text:p text:style-name="P64">Entwurf des asynchronen Kommunikationsmodells.</text:p>
        </text:list-item>
        <text:list-item>
          <text:p text:style-name="P64">Einsatz von Design-Pattern.</text:p>
        </text:list-item>
        <text:list-item>
          <text:p text:style-name="P64">J2EE Integration von JBoss mit MS Office</text:p>
        </text:list-item>
        <text:list-item>
          <text:p text:style-name="P64">JNI API für verteilte Objekte in C++ realisiert.</text:p>
        </text:list-item>
        <text:list-item>
          <text:p text:style-name="P64">Dokumentation der Ergebnisse.</text:p>
        </text:list-item>
        <text:list-item>
          <text:p text:style-name="P64">Beratung der Projektleitung.</text:p>
        </text:list-item>
        <text:list-item>
          <text:p text:style-name="P64">Coaching der Mitarbeiter.</text:p>
        </text:list-item>
      </text:list>
      <text:p text:style-name="P5"/>
      <text:p text:style-name="P47">Tätigkeit:</text:p>
      <text:list xml:id="list32770889" text:style-name="WW8Num2">
        <text:list-item>
          <text:p text:style-name="P84">Implementierung, Unterstützung der Projektleitung, Beratung auf Basis der bestehenden IT Landschaft.</text:p>
        </text:list-item>
        <text:list-item>
          <text:p text:style-name="P84">Architektonische Analyse und Desgin der bestehenden Software Komponenten und deren Zusammenspiel.</text:p>
        </text:list-item>
        <text:list-item>
          <text:p text:style-name="P84">Aufzeigen von Defiziten in der Kommunikation der verteilten Komponenten.</text:p>
        </text:list-item>
        <text:list-item>
          <text:p text:style-name="P84">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text:soft-page-break/></text:p>
      <text:h text:style-name="P92"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64">Diverse, kurze (meist 1-5 Wochen) Beratungen und Trainings</text:p>
        </text:list-item>
        <text:list-item>
          <text:p text:style-name="P64">Design und Analyse mit UML</text:p>
        </text:list-item>
        <text:list-item>
          <text:p text:style-name="P64">UML für Embedded Systeme</text:p>
        </text:list-item>
        <text:list-item>
          <text:p text:style-name="P64">Java, SWING</text:p>
        </text:list-item>
        <text:list-item>
          <text:p text:style-name="P64">EJB, JSP, Servlets</text:p>
        </text:list-item>
        <text:list-item>
          <text:p text:style-name="P64">SQL</text:p>
        </text:list-item>
        <text:list-item>
          <text:p text:style-name="P64">XML und XSLT</text:p>
        </text:list-item>
        <text:list-item>
          <text:p text:style-name="P64">Web Anwendungen und E-Commerce</text:p>
        </text:list-item>
        <text:list-item>
          <text:p text:style-name="P64">J2EE</text:p>
        </text:list-item>
        <text:list-item>
          <text:p text:style-name="P64">Verbereitungsworkshop auf sämtliche Java Zertifizierungen.</text:p>
        </text:list-item>
        <text:list-item>
          <text:p text:style-name="P64">Microsoft MCSD Kurse.</text:p>
        </text:list-item>
        <text:list-item>
          <text:p text:style-name="P64">Verteilte Anwendungen.</text:p>
        </text:list-item>
        <text:list-item>
          <text:p text:style-name="P64">SQL</text:p>
        </text:list-item>
        <text:list-item>
          <text:p text:style-name="P64">C#</text:p>
        </text:list-item>
        <text:list-item>
          <text:p text:style-name="P64">C++</text:p>
        </text:list-item>
        <text:list-item>
          <text:p text:style-name="P64">Erstellung von Unterlagen.</text:p>
        </text:list-item>
        <text:list-item>
          <text:p text:style-name="P64">Zum Teil englische Durchführung.</text:p>
        </text:list-item>
      </text:list>
      <text:p text:style-name="P5"/>
      <text:p text:style-name="P48">Tätigkeit:</text:p>
      <text:list xml:id="list32755816" text:style-name="WW8Num2">
        <text:list-item>
          <text:p text:style-name="P84">Durchführung von Kunden- und Standardschulungen in den oben genannten Bereichen.</text:p>
        </text:list-item>
        <text:list-item>
          <text:p text:style-name="P84">Beratungen mit kurzer Laufzeit (im Wochen Bereich) beim Kunden um deren Realisierungen zu bewerten. Hierbei diente sowohl der Code als auch UML Model als Beratungsbasis.</text:p>
        </text:list-item>
        <text:list-item>
          <text:p text:style-name="P84">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4">Forte, NetBeans, Eclipse, Borland JBuilder, Rational XDE und Rose, Together ControlCenter, Poseidon, XMLSpy, SUN ONE, BEA, JBoss, C#, Visual Studio 6.0 (VC++, VB), </text:span></text:span><text:span text:style-name="Absatz-Standardschriftart"><text:span text:style-name="T14">Tomcat, Ant, JUnit, XDoclet, div. </text:span></text:span><text:span text:style-name="Absatz-Standardschriftart"><text:span text:style-name="T13">Eclipse Plugins</text:span></text:span></text:p>
          </table:table-cell>
        </table:table-row>
      </table:table>
      <text:p text:style-name="P5"/>
      <text:p text:style-name="P5"/>
      <text:p text:style-name="P5"/>
      <text:h text:style-name="P92"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text:soft-page-break/></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64">Analyse und Design mit UML und Rational Rose.</text:p>
        </text:list-item>
        <text:list-item>
          <text:p text:style-name="P64">Refactoring, Reengeneeing von UML Modellen, Realisierung mit Java und C++.</text:p>
        </text:list-item>
      </text:list>
      <text:list xml:id="list948414968517659472" text:style-name="WW8Num5">
        <text:list-item>
          <text:p text:style-name="P66">Generische Modellierung nach Rational Unified Process (RUP)</text:p>
        </text:list-item>
        <text:list-item>
          <text:p text:style-name="P66">Erstellen von Architektur Artefakten.</text:p>
        </text:list-item>
      </text:list>
      <text:list xml:id="list32783309" text:style-name="WW8Num3">
        <text:list-item>
          <text:p text:style-name="P64">JavaBeans und serverseitige Enterprise JavaBeans Entwicklung.</text:p>
        </text:list-item>
        <text:list-item>
          <text:p text:style-name="P64">XML Dokumente mit Schema Spezifikation.</text:p>
        </text:list-item>
        <text:list-item>
          <text:p text:style-name="P64">JSP Seiten und Java Servlets Erstellung.</text:p>
        </text:list-item>
      </text:list>
      <text:list xml:id="list32771988" text:style-name="WW8Num4">
        <text:list-item>
          <text:p text:style-name="P60">JSP Engine Konfiguration und Betrieb.</text:p>
        </text:list-item>
        <text:list-item>
          <text:p text:style-name="P60">C++ Framework Entwicklung auf Basis der STL</text:p>
        </text:list-item>
      </text:list>
      <text:list xml:id="list32778416" text:style-name="WW8Num3">
        <text:list-item>
          <text:p text:style-name="P64">JNI API für verteilte Objekte in C++ realisiert.</text:p>
        </text:list-item>
        <text:list-item>
          <text:p text:style-name="P64">Verschlüsselung mit Legacy Systemen und PKI.</text:p>
        </text:list-item>
        <text:list-item>
          <text:p text:style-name="P64">Webserver IPlanet und IIS Konfiguration und Administration.</text:p>
        </text:list-item>
        <text:list-item>
          <text:p text:style-name="P64">Komplexe SQL-Abfrage Query’s.</text:p>
        </text:list-item>
        <text:list-item>
          <text:p text:style-name="P64">Performante PL/SQL-Prozeduren.</text:p>
        </text:list-item>
        <text:list-item>
          <text:p text:style-name="P64">SWIFT SIPN und InterActBrowse Anbindung.</text:p>
        </text:list-item>
        <text:list-item>
          <text:p text:style-name="P64">SWIFT Webstation Betrieb und Konfiguration.</text:p>
        </text:list-item>
        <text:list-item>
          <text:p text:style-name="P64">Administration der ORACLE Datenbank.</text:p>
        </text:list-item>
        <text:list-item>
          <text:p text:style-name="P64">Team-Software Entwicklung mit Versionierungs-Software Merlin.</text:p>
        </text:list-item>
      </text:list>
      <text:p text:style-name="P5"/>
      <text:p text:style-name="P48">Tätigkeit:</text:p>
      <text:list xml:id="list32757175" text:style-name="WW8Num2">
        <text:list-item>
          <text:p text:style-name="P84">Modelgetriebene Analyse und Design der Anforderungen aus dem Fachbereich.</text:p>
        </text:list-item>
        <text:list-item>
          <text:p text:style-name="P84">Umsetzung und Implementierung der Anforderungen aus dem Fachbereich in die Anwendung bis zur Auslieferung der Applikation.</text:p>
        </text:list-item>
        <text:list-item>
          <text:p text:style-name="P84">Entwicklung einer eigenständigen Anwendung auf Basis einer bestehenden Konzeption, Entwurf der Fachklassen und des Kommunikationskonzeptes, Implementierung der Kommunikationsschnittstelle mit verteilten Komponenten.</text:p>
        </text:list-item>
        <text:list-item>
          <text:p text:style-name="P84">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92"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64">Administration der Wertpapiertransaktionen.</text:p>
        </text:list-item>
        <text:list-item>
          <text:p text:style-name="P64">Erstellung von ORACLE Datenbankprozeduren.</text:p>
        </text:list-item>
        <text:list-item>
          <text:p text:style-name="P64">Koordination von Projekten.</text:p>
        </text:list-item>
        <text:list-item>
          <text:p text:style-name="P64">Wertpapierverfolgung: Ordereingang, Weiterleitung an Börsen und Protokollierung in ORACLE Datenbanken.</text:p>
        </text:list-item>
        <text:list-item>
          <text:p text:style-name="P64">Erstellung automatisierter Abläufe zur Neuanlage von Kunden verschiedener Mandanten.</text:p>
        </text:list-item>
        <text:list-item>
          <text:p text:style-name="P64">Implementierung und Koordination der Erträgnisaufstellung/Jahressteuerbescheid.</text:p>
        </text:list-item>
        <text:list-item>
          <text:p text:style-name="P64">Objektorientierte Schnittstellenprogrammierung zu BossCube und Xetra.</text:p>
        </text:list-item>
        <text:list-item>
          <text:p text:style-name="P64">Schnittstellenprogrammierung zwischen UNIX und AS400.</text:p>
        </text:list-item>
        <text:list-item>
          <text:p text:style-name="P64">Objektorientierte Programmierung von Wertpapier-Erfassungsmasken.</text:p>
        </text:list-item>
        <text:list-item>
          <text:p text:style-name="P69"><text:soft-page-break/>Komplexe SQL-Abfrage Query‘s.</text:p>
        </text:list-item>
        <text:list-item>
          <text:p text:style-name="P64">Performante PL/SQL-Prozeduren.</text:p>
        </text:list-item>
        <text:list-item>
          <text:p text:style-name="P64">Pflege von Windows Programmen für Broker-Controlling.</text:p>
        </text:list-item>
        <text:list-item>
          <text:p text:style-name="P64">Pflege des Kundenstammes der Mandanten.</text:p>
        </text:list-item>
        <text:list-item>
          <text:p text:style-name="P64">Betreuung von Neuemmisionen.</text:p>
        </text:list-item>
        <text:list-item>
          <text:p text:style-name="P64">Verfolgung des Tagesgeschäftes.</text:p>
        </text:list-item>
        <text:list-item>
          <text:p text:style-name="P64">Jahr 2000 Umstellung der vorhandenen Applikationen.</text:p>
        </text:list-item>
        <text:list-item>
          <text:p text:style-name="P64">32 Bit Umstellung der vorhandenen Applikationen.</text:p>
        </text:list-item>
      </text:list>
      <text:p text:style-name="P5"/>
      <text:p text:style-name="P48">Tätigkeit:</text:p>
      <text:list xml:id="list32782774" text:style-name="WW8Num2">
        <text:list-item>
          <text:p text:style-name="P84">Neuentwicklung von diversen Tools für die Datenpflege und Verwaltung.</text:p>
        </text:list-item>
        <text:list-item>
          <text:p text:style-name="P84">Aufrechterhaltung der Produktion in der Bank. Insbesondere für den Wertpapierhandel und die Massendatenverarbeitung.</text:p>
        </text:list-item>
        <text:list-item>
          <text:p text:style-name="P84">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92"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64">Internet Applet und Server für eine Bausparkasse.</text:p>
        </text:list-item>
        <text:list-item>
          <text:p text:style-name="P64">Client/Server Applikation für Einsatz im WWW.</text:p>
        </text:list-item>
        <text:list-item>
          <text:p text:style-name="P82"><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64">Middleware und IDL Programmierung.</text:p>
        </text:list-item>
        <text:list-item>
          <text:p text:style-name="P64">Tests mit diversen Internet-Browsern, Versionen und Plattformen.</text:p>
        </text:list-item>
        <text:list-item>
          <text:p text:style-name="P64">Beratungsmodul für Außendienstmitarbeiter.</text:p>
        </text:list-item>
        <text:list-item>
          <text:p text:style-name="P64">Bauspar-Rechenkern und Oberflächen.</text:p>
        </text:list-item>
        <text:list-item>
          <text:p text:style-name="P64">Teamprogrammierung (Sourceverwaltung).</text:p>
        </text:list-item>
        <text:list-item>
          <text:p text:style-name="P64">Datenbankverwaltung, Zugriff auf ISAM Datenbanken.</text:p>
        </text:list-item>
        <text:list-item>
          <text:p text:style-name="P64">SQL Datenbank Abfragesprache.</text:p>
        </text:list-item>
        <text:list-item>
          <text:p text:style-name="P64">Entwicklung von objektorientierten GUI Benutzer Interfaces.</text:p>
        </text:list-item>
        <text:list-item>
          <text:p text:style-name="P64">Druck über DDE Schnittstelle (Reportdesigner).</text:p>
        </text:list-item>
        <text:list-item>
          <text:p text:style-name="P64">Dokumentation und Pflichtenheft.</text:p>
        </text:list-item>
      </text:list>
      <text:p text:style-name="P5"/>
      <text:p text:style-name="P48">Tätigkeit:</text:p>
      <text:list xml:id="list32759053" text:style-name="WW8Num2">
        <text:list-item>
          <text:p text:style-name="P84">Entwicklung von Kundenspezifischen Internetlösungen auf Appletbasis zur Kreditvergabe für eine Bausparkasse.</text:p>
        </text:list-item>
        <text:list-item>
          <text:p text:style-name="P84">Implementierung der Regeln bzw. Vergabekriterien zum Kredit Scoring.</text:p>
        </text:list-item>
        <text:list-item>
          <text:p text:style-name="P84">Umsetzung der Anforderungen aus dem Fachbereich in die Anwendung bis zur Auslieferung der Applikation.</text:p>
        </text:list-item>
        <text:list-item>
          <text:p text:style-name="P84">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3">ROI, Middelware, Kundeneigene </text:span></text:span><text:span text:style-name="Absatz-Standardschriftart"><text:span text:style-name="T10">objektorientierte </text:span></text:span><text:soft-page-break/><text:span text:style-name="Absatz-Standardschriftart"><text:span text:style-name="T13">Klassenbibliotheken, Internet</text:span></text:span></text:p>
          </table:table-cell>
        </table:table-row>
      </table:table>
      <text:p text:style-name="P16"/>
      <text:p text:style-name="P5"/>
      <text:p text:style-name="P5"/>
      <text:h text:style-name="P92"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64">Spezifikation der Softwareanforderungen.</text:p>
        </text:list-item>
        <text:list-item>
          <text:p text:style-name="P64">Pflege- und Wartungstools für Access Datenbank.</text:p>
        </text:list-item>
        <text:list-item>
          <text:p text:style-name="P64">Entwicklung von GUI Benutzer Interfaces.</text:p>
        </text:list-item>
        <text:list-item>
          <text:p text:style-name="P64">Datenbankenverwaltung über ODBC und RDO.</text:p>
        </text:list-item>
        <text:list-item>
          <text:p text:style-name="P64">MS DAO Schnittstelle mit JetEngine.</text:p>
        </text:list-item>
        <text:list-item>
          <text:p text:style-name="P64">SQL Abfragesprache.</text:p>
        </text:list-item>
        <text:list-item>
          <text:p text:style-name="P64">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4"/>
      <text:p text:style-name="P24"/>
      <text:h text:style-name="P92"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31337322" text:continue-numbering="true" text:style-name="WW8Num3">
        <text:list-item>
          <text:p text:style-name="P64">Planung und Aufbau eines Windows Netzwerkes (5 Rechner).</text:p>
        </text:list-item>
        <text:list-item>
          <text:p text:style-name="P64">Vernetzung mit NetBUI Protokoll und Ethernet 10 MBit.</text:p>
        </text:list-item>
        <text:list-item>
          <text:p text:style-name="P64">Einsatz von Netzwerkhub.</text:p>
        </text:list-item>
        <text:list-item>
          <text:p text:style-name="P64">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95" text:outline-level="2"/>
      <text:p text:style-name="P2"/>
      <text:p text:style-name="P2"/>
      <text:p text:style-name="P2"/>
      <text:h text:style-name="P92"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31317075" text:continue-numbering="true" text:style-name="WW8Num3">
        <text:list-item>
          <text:p text:style-name="P64">Spezifikationen der Softwareanforderungen.</text:p>
        </text:list-item>
        <text:list-item>
          <text:p text:style-name="P64">Kundenbesuche und Abklärung.</text:p>
        </text:list-item>
        <text:list-item>
          <text:p text:style-name="P64"><text:soft-page-break/>Entwicklung von diversen GUI Benutzer Interfaces.</text:p>
        </text:list-item>
        <text:list-item>
          <text:p text:style-name="P64">Lesen und protokollieren von Messwerten aus und in Datenbanken.</text:p>
        </text:list-item>
        <text:list-item>
          <text:p text:style-name="P64">Serielle Kommunikation.</text:p>
        </text:list-item>
        <text:list-item>
          <text:p text:style-name="P64">SPS Anbindungen von Maschinen an Prozessstraßen.</text:p>
        </text:list-item>
        <text:list-item>
          <text:p text:style-name="P64">Vernetzung von mehreren Produktionsrechnern mit NT 4.0 Server.</text:p>
        </text:list-item>
        <text:list-item>
          <text:p text:style-name="P64">Anbindungen von Windows NT Rechnern an UNIX-Leitrechner über FTP Protokoll.</text:p>
        </text:list-item>
        <text:list-item>
          <text:p text:style-name="P64">Administration von Windows NT.</text:p>
        </text:list-item>
        <text:list-item>
          <text:p text:style-name="P64">Dokumentationen.</text:p>
        </text:list-item>
        <text:list-item>
          <text:p text:style-name="P64">Installationen.</text:p>
        </text:list-item>
        <text:list-item>
          <text:p text:style-name="P64">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92"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31335310" text:continue-numbering="true" text:style-name="WW8Num3">
        <text:list-item>
          <text:p text:style-name="P64">Arbeiten in einem Softwareteam (5 Mitarbeiter).</text:p>
        </text:list-item>
        <text:list-item>
          <text:p text:style-name="P64">Verwendung von SourceSafe.</text:p>
        </text:list-item>
        <text:list-item>
          <text:p text:style-name="P64">Umfangreiche Nutzung der Windows API.</text:p>
        </text:list-item>
        <text:list-item>
          <text:p text:style-name="P64">Entwurf und Entwicklung von Dialogen.</text:p>
        </text:list-item>
        <text:list-item>
          <text:p text:style-name="P64">Serielle Kommunikation zum Messgerät.</text:p>
        </text:list-item>
        <text:list-item>
          <text:p text:style-name="P64">Ausgabe der Daten auf Drucker.</text:p>
        </text:list-item>
        <text:list-item>
          <text:p text:style-name="P64">Protokollierung in Datenbank.</text:p>
        </text:list-item>
        <text:list-item>
          <text:p text:style-name="P64">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92"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31332923" text:continue-numbering="true" text:style-name="WW8Num3">
        <text:list-item>
          <text:p text:style-name="P64">Analyse der Problemstellung in enger Zusammenarbeit mit den Anwendern.</text:p>
        </text:list-item>
        <text:list-item>
          <text:p text:style-name="P64">Erstellung eines Pflichtenheftes.</text:p>
        </text:list-item>
        <text:list-item>
          <text:p text:style-name="P64">Entwicklung von Entwicklung von GUI-Modulen.</text:p>
        </text:list-item>
        <text:list-item>
          <text:p text:style-name="P64">Verwendung einer objektorientierten Datenbank</text:p>
        </text:list-item>
        <text:list-item>
          <text:p text:style-name="P64">Entwicklung der Client/Server Applikation.</text:p>
        </text:list-item>
        <text:list-item>
          <text:p text:style-name="P64"><text:soft-page-break/>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92"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31326861" text:continue-numbering="true" text:style-name="WW8Num3">
        <text:list-item>
          <text:p text:style-name="P64">Entwicklung von menügeführten Benutzeroberflächen in ”C".</text:p>
        </text:list-item>
        <text:list-item>
          <text:p text:style-name="P64">Schnittstellen-Konvertierung in diverse Formate (z.B.HPGL).</text:p>
        </text:list-item>
        <text:list-item>
          <text:p text:style-name="P64">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8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fil</dc:title>
    <meta:initial-creator>Markus Hopf</meta:initial-creator>
    <meta:creation-date>2010-05-21T11:50:00Z</meta:creation-date>
    <dc:date>2019-10-09T11:12:26.30</dc:date>
    <meta:print-date>2003-11-15T09:06:00Z</meta:print-date>
    <meta:editing-cycles>141</meta:editing-cycles>
    <meta:editing-duration>PT5H26M8S</meta:editing-duration>
    <meta:document-statistic meta:table-count="53" meta:image-count="1" meta:object-count="0" meta:page-count="25" meta:paragraph-count="1219" meta:word-count="6585" meta:character-count="47574"/>
    <meta:template xlink:type="simple" xlink:actuate="onRequest" xlink:title="" xlink:href="Normal.dotm"/>
  </office:meta>
</office:document-meta>
</file>